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2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3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6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8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4" style:family="paragraph" style:parent-style-name="Standard">
      <style:text-properties style:font-name="Times" officeooo:rsid="0023fc48" officeooo:paragraph-rsid="0035683a"/>
    </style:style>
    <style:style style:name="P95" style:family="paragraph" style:parent-style-name="Standard">
      <style:text-properties style:font-name="Times" officeooo:paragraph-rsid="0035683a"/>
    </style:style>
    <style:style style:name="P96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7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8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99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0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1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6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1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4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8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6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3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2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7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5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2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1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18" style:family="paragraph" style:parent-style-name="Text_20_body" style:list-style-name="L2">
      <style:text-properties style:font-name="Times" officeooo:paragraph-rsid="005e7128"/>
    </style:style>
    <style:style style:name="P21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2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89c943" style:font-size-asian="12pt" style:font-size-complex="12pt"/>
    </style:style>
    <style:style style:name="P222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224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5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6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7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8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29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0" style:family="paragraph" style:parent-style-name="Heading_20_2">
      <style:paragraph-properties fo:line-height="100%"/>
      <style:text-properties officeooo:paragraph-rsid="0047b3fc"/>
    </style:style>
    <style:style style:name="P231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2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3" style:family="paragraph" style:parent-style-name="Heading_20_2">
      <style:text-properties style:font-name="Times" officeooo:paragraph-rsid="0034c862"/>
    </style:style>
    <style:style style:name="P234" style:family="paragraph" style:parent-style-name="Heading_20_2">
      <style:text-properties style:font-name="Times" officeooo:paragraph-rsid="0035683a"/>
    </style:style>
    <style:style style:name="P235" style:family="paragraph" style:parent-style-name="Heading_20_2">
      <style:text-properties style:font-name="Times" officeooo:paragraph-rsid="003a9220"/>
    </style:style>
    <style:style style:name="P236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7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8" style:family="paragraph" style:parent-style-name="Heading_20_2">
      <style:text-properties style:font-name="Times" officeooo:paragraph-rsid="003715ab"/>
    </style:style>
    <style:style style:name="P23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4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3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4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5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6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7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49" style:family="paragraph" style:parent-style-name="Heading_20_1">
      <style:text-properties officeooo:paragraph-rsid="0034c862"/>
    </style:style>
    <style:style style:name="P250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51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52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54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56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58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fo:font-weight="bold" officeooo:rsid="0089c943" style:font-weight-asian="bold" style:font-weight-complex="bold"/>
    </style:style>
    <style:style style:name="T99" style:family="text">
      <style:text-properties style:font-weight-asian="normal" style:font-weight-complex="normal"/>
    </style:style>
    <style:style style:name="T100" style:family="text">
      <style:text-properties officeooo:rsid="0013c43e" style:font-weight-asian="normal" style:font-weight-complex="normal"/>
    </style:style>
    <style:style style:name="T101" style:family="text">
      <style:text-properties officeooo:rsid="00194cb9" style:font-weight-asian="normal" style:font-weight-complex="normal"/>
    </style:style>
    <style:style style:name="T102" style:family="text">
      <style:text-properties officeooo:rsid="005b2edb" style:font-weight-asian="normal" style:font-weight-complex="normal"/>
    </style:style>
    <style:style style:name="T103" style:family="text">
      <style:text-properties officeooo:rsid="005d2d5b" style:font-weight-asian="normal" style:font-weight-complex="normal"/>
    </style:style>
    <style:style style:name="T104" style:family="text">
      <style:text-properties fo:font-style="italic" officeooo:rsid="001aa860" style:font-style-asian="italic" style:font-style-complex="italic"/>
    </style:style>
    <style:style style:name="T105" style:family="text">
      <style:text-properties fo:font-style="italic" officeooo:rsid="006a1308" style:font-style-asian="italic" style:font-style-complex="italic"/>
    </style:style>
    <style:style style:name="T106" style:family="text">
      <style:text-properties officeooo:rsid="00194cb9"/>
    </style:style>
    <style:style style:name="T107" style:family="text">
      <style:text-properties officeooo:rsid="001aa860"/>
    </style:style>
    <style:style style:name="T108" style:family="text">
      <style:text-properties officeooo:rsid="001aa860" style:font-style-asian="normal" style:font-style-complex="normal"/>
    </style:style>
    <style:style style:name="T109" style:family="text">
      <style:text-properties officeooo:rsid="001bf7be"/>
    </style:style>
    <style:style style:name="T110" style:family="text">
      <style:text-properties officeooo:rsid="002c95b0"/>
    </style:style>
    <style:style style:name="T111" style:family="text">
      <style:text-properties officeooo:rsid="00326419"/>
    </style:style>
    <style:style style:name="T112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5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6" style:family="text">
      <style:text-properties style:font-name="Times" fo:font-size="13pt" style:font-size-asian="13pt" style:font-size-complex="13pt"/>
    </style:style>
    <style:style style:name="T117" style:family="text">
      <style:text-properties style:font-name="Times" fo:font-size="13pt" officeooo:rsid="00326419" style:font-size-asian="13pt" style:font-size-complex="13pt"/>
    </style:style>
    <style:style style:name="T118" style:family="text">
      <style:text-properties style:font-name="Times" fo:font-size="13pt" officeooo:rsid="0038f803" style:font-size-asian="13pt" style:font-size-complex="13pt"/>
    </style:style>
    <style:style style:name="T119" style:family="text">
      <style:text-properties style:font-name="Times" fo:font-size="14pt" style:font-size-asian="14pt" style:font-size-complex="14pt"/>
    </style:style>
    <style:style style:name="T120" style:family="text">
      <style:text-properties style:font-name="Times" fo:font-size="14pt" officeooo:rsid="0034c862" style:font-size-asian="14pt" style:font-size-complex="14pt"/>
    </style:style>
    <style:style style:name="T121" style:family="text">
      <style:text-properties style:font-name="Times" fo:font-size="14pt" officeooo:rsid="00398ec2" style:font-size-asian="14pt" style:font-size-complex="14pt"/>
    </style:style>
    <style:style style:name="T122" style:family="text">
      <style:text-properties fo:font-size="13pt" style:font-size-asian="13pt" style:font-size-complex="13pt"/>
    </style:style>
    <style:style style:name="T123" style:family="text">
      <style:text-properties fo:font-size="13pt" officeooo:rsid="00398ec2" style:font-size-asian="13pt" style:font-size-complex="13pt"/>
    </style:style>
    <style:style style:name="T124" style:family="text">
      <style:text-properties fo:font-size="13pt" officeooo:rsid="002d7492" style:font-size-asian="13pt" style:font-size-complex="13pt"/>
    </style:style>
    <style:style style:name="T125" style:family="text">
      <style:text-properties fo:font-size="13pt" officeooo:rsid="002f3386" style:font-size-asian="13pt" style:font-size-complex="13pt"/>
    </style:style>
    <style:style style:name="T126" style:family="text">
      <style:text-properties fo:font-size="13pt" officeooo:rsid="0034c862" style:font-size-asian="13pt" style:font-size-complex="13pt"/>
    </style:style>
    <style:style style:name="T127" style:family="text">
      <style:text-properties fo:font-size="13pt" officeooo:rsid="003a9220" style:font-size-asian="13pt" style:font-size-complex="13pt"/>
    </style:style>
    <style:style style:name="T128" style:family="text">
      <style:text-properties fo:font-size="13pt" officeooo:rsid="003c89c1" style:font-size-asian="13pt" style:font-size-complex="13pt"/>
    </style:style>
    <style:style style:name="T129" style:family="text">
      <style:text-properties fo:font-size="13pt" officeooo:rsid="0035683a" style:font-size-asian="13pt" style:font-size-complex="13pt"/>
    </style:style>
    <style:style style:name="T130" style:family="text">
      <style:text-properties fo:font-size="13pt" officeooo:rsid="00324049" style:font-size-asian="13pt" style:font-size-complex="13pt"/>
    </style:style>
    <style:style style:name="T131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5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6" style:family="text">
      <style:text-properties officeooo:rsid="0032eff5"/>
    </style:style>
    <style:style style:name="T137" style:family="text">
      <style:text-properties fo:color="#000000"/>
    </style:style>
    <style:style style:name="T138" style:family="text">
      <style:text-properties fo:color="#000000" officeooo:rsid="00398ec2"/>
    </style:style>
    <style:style style:name="T139" style:family="text">
      <style:text-properties fo:color="#000000" officeooo:rsid="00324049"/>
    </style:style>
    <style:style style:name="T140" style:family="text">
      <style:text-properties fo:color="#000000" officeooo:rsid="0035683a"/>
    </style:style>
    <style:style style:name="T141" style:family="text">
      <style:text-properties fo:color="#000000" officeooo:rsid="003c89c1"/>
    </style:style>
    <style:style style:name="T142" style:family="text">
      <style:text-properties fo:color="#000000" officeooo:rsid="0032eff5"/>
    </style:style>
    <style:style style:name="T143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4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5" style:family="text">
      <style:text-properties fo:color="#000000" style:text-underline-style="none"/>
    </style:style>
    <style:style style:name="T146" style:family="text">
      <style:text-properties officeooo:rsid="0015aaf5"/>
    </style:style>
    <style:style style:name="T147" style:family="text">
      <style:text-properties officeooo:rsid="003313ac"/>
    </style:style>
    <style:style style:name="T148" style:family="text">
      <style:text-properties officeooo:rsid="00198e22"/>
    </style:style>
    <style:style style:name="T149" style:family="text">
      <style:text-properties officeooo:rsid="0017307e"/>
    </style:style>
    <style:style style:name="T150" style:family="text">
      <style:text-properties officeooo:rsid="00324049"/>
    </style:style>
    <style:style style:name="T151" style:family="text">
      <style:text-properties officeooo:rsid="001feb5f"/>
    </style:style>
    <style:style style:name="T152" style:family="text">
      <style:text-properties officeooo:rsid="001e1e4c"/>
    </style:style>
    <style:style style:name="T153" style:family="text">
      <style:text-properties officeooo:rsid="001ace55"/>
    </style:style>
    <style:style style:name="T154" style:family="text">
      <style:text-properties officeooo:rsid="002d7492"/>
    </style:style>
    <style:style style:name="T155" style:family="text">
      <style:text-properties officeooo:rsid="0020b039"/>
    </style:style>
    <style:style style:name="T1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9" style:family="text">
      <style:text-properties style:text-underline-style="solid" style:text-underline-width="auto" style:text-underline-color="font-color" officeooo:rsid="00475907"/>
    </style:style>
    <style:style style:name="T160" style:family="text">
      <style:text-properties style:text-underline-style="none" fo:font-weight="normal" style:font-weight-asian="normal" style:font-weight-complex="normal"/>
    </style:style>
    <style:style style:name="T161" style:family="text">
      <style:text-properties officeooo:rsid="0021074c"/>
    </style:style>
    <style:style style:name="T162" style:family="text">
      <style:text-properties officeooo:rsid="0021e48b"/>
    </style:style>
    <style:style style:name="T163" style:family="text">
      <style:text-properties officeooo:rsid="0023c179"/>
    </style:style>
    <style:style style:name="T164" style:family="text">
      <style:text-properties officeooo:rsid="002f3386"/>
    </style:style>
    <style:style style:name="T165" style:family="text">
      <style:text-properties officeooo:rsid="002812a7"/>
    </style:style>
    <style:style style:name="T166" style:family="text">
      <style:text-properties officeooo:rsid="0028d2b1"/>
    </style:style>
    <style:style style:name="T167" style:family="text">
      <style:text-properties officeooo:rsid="002a381b"/>
    </style:style>
    <style:style style:name="T168" style:family="text">
      <style:text-properties officeooo:rsid="00305f3f"/>
    </style:style>
    <style:style style:name="T169" style:family="text">
      <style:text-properties officeooo:rsid="0023fc48"/>
    </style:style>
    <style:style style:name="T170" style:family="text">
      <style:text-properties officeooo:rsid="0025de97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font-weight="normal" officeooo:rsid="002d1142" style:font-weight-asian="normal" style:font-weight-complex="normal"/>
    </style:style>
    <style:style style:name="T173" style:family="text">
      <style:text-properties fo:font-weight="normal" officeooo:rsid="00413a8b" style:font-weight-asian="normal" style:font-weight-complex="normal"/>
    </style:style>
    <style:style style:name="T174" style:family="text">
      <style:text-properties fo:font-weight="normal" officeooo:rsid="005b0fee" style:font-weight-asian="normal" style:font-weight-complex="normal"/>
    </style:style>
    <style:style style:name="T175" style:family="text">
      <style:text-properties fo:font-weight="normal" officeooo:rsid="0016935f"/>
    </style:style>
    <style:style style:name="T176" style:family="text">
      <style:text-properties fo:font-weight="normal" officeooo:rsid="0013c43e"/>
    </style:style>
    <style:style style:name="T177" style:family="text">
      <style:text-properties officeooo:rsid="00262a72"/>
    </style:style>
    <style:style style:name="T178" style:family="text">
      <style:text-properties officeooo:rsid="002680a2"/>
    </style:style>
    <style:style style:name="T179" style:family="text">
      <style:text-properties officeooo:rsid="0035683a"/>
    </style:style>
    <style:style style:name="T180" style:family="text">
      <style:text-properties officeooo:rsid="00413a8b"/>
    </style:style>
    <style:style style:name="T181" style:family="text">
      <style:text-properties officeooo:rsid="00443585"/>
    </style:style>
    <style:style style:name="T182" style:family="text">
      <style:text-properties officeooo:rsid="002aba7d"/>
    </style:style>
    <style:style style:name="T183" style:family="text">
      <style:text-properties officeooo:rsid="003f3934"/>
    </style:style>
    <style:style style:name="T184" style:family="text">
      <style:text-properties officeooo:rsid="003f9494"/>
    </style:style>
    <style:style style:name="T185" style:family="text">
      <style:text-properties officeooo:rsid="00424e7b"/>
    </style:style>
    <style:style style:name="T186" style:family="text">
      <style:text-properties officeooo:rsid="0035e87c"/>
    </style:style>
    <style:style style:name="T187" style:family="text">
      <style:text-properties officeooo:rsid="0036418a"/>
    </style:style>
    <style:style style:name="T188" style:family="text">
      <style:text-properties officeooo:rsid="003715ab"/>
    </style:style>
    <style:style style:name="T189" style:family="text">
      <style:text-properties officeooo:rsid="0038cf2c"/>
    </style:style>
    <style:style style:name="T190" style:family="text">
      <style:text-properties officeooo:rsid="003a9220"/>
    </style:style>
    <style:style style:name="T191" style:family="text">
      <style:text-properties officeooo:rsid="003c89c1"/>
    </style:style>
    <style:style style:name="T192" style:family="text">
      <style:text-properties officeooo:rsid="003e16d4"/>
    </style:style>
    <style:style style:name="T193" style:family="text">
      <style:text-properties officeooo:rsid="003e69de"/>
    </style:style>
    <style:style style:name="T194" style:family="text">
      <style:text-properties fo:background-color="#ffffff" loext:char-shading-value="0"/>
    </style:style>
    <style:style style:name="T195" style:family="text">
      <style:text-properties officeooo:rsid="00475907"/>
    </style:style>
    <style:style style:name="T196" style:family="text">
      <style:text-properties officeooo:rsid="0016935f" style:font-weight-asian="bold" style:font-weight-complex="bold"/>
    </style:style>
    <style:style style:name="T197" style:family="text">
      <style:text-properties officeooo:rsid="00145571" style:font-weight-asian="bold" style:font-weight-complex="bold"/>
    </style:style>
    <style:style style:name="T198" style:family="text">
      <style:text-properties officeooo:rsid="002c95b0" style:font-weight-asian="bold" style:font-weight-complex="bold"/>
    </style:style>
    <style:style style:name="T199" style:family="text">
      <style:text-properties officeooo:rsid="0013c43e" style:font-weight-asian="bold" style:font-weight-complex="bold"/>
    </style:style>
    <style:style style:name="T200" style:family="text">
      <style:text-properties officeooo:rsid="0014ece6" style:font-weight-asian="bold" style:font-weight-complex="bold"/>
    </style:style>
    <style:style style:name="T201" style:family="text">
      <style:text-properties officeooo:rsid="005b2edb"/>
    </style:style>
    <style:style style:name="T202" style:family="text">
      <style:text-properties officeooo:rsid="005d2d5b"/>
    </style:style>
    <style:style style:name="T203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0" style:family="text">
      <style:text-properties officeooo:rsid="0065046f"/>
    </style:style>
    <style:style style:name="T211" style:family="text">
      <style:text-properties officeooo:rsid="006a1308"/>
    </style:style>
    <style:style style:name="T212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ituto Federal de Educação, Ciências e Tecnologia do Norte de </text:p>
      <text:p text:style-name="P8">Minas Gerais – Campus Januári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8"/>
      <text:p text:style-name="P8">Dupla: Victor Felipe e Thaís Barbos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Januária/MG </text:p>
      <text:p text:style-name="P8">Outubro 2016</text:p>
      <text:p text:style-name="P8"><text:soft-page-break/>Instituto Federal de Educação, Ciências e Tecnologia do Norte de </text:p>
      <text:p text:style-name="P8">Minas Gerais – Campus Januári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89"/>
      <text:p text:style-name="P90">Este documento apresenta a proposta do Sistema para Gerenciamento de <text:span text:style-name="T110">Casas de Material de Construção</text:span> – <text:span text:style-name="T110">GeraCon</text:span>, que tem como principal função auxiliar <text:span text:style-name="T110">no gerenciamento de estoque</text:span>. Para a construção do software foi feita a análise de requisitos, aplicação de técnicas de modelagem do esquema e das classes. </text:p>
      <text:p text:style-name="P88"/>
      <text:p text:style-name="P88"/>
      <text:p text:style-name="P88"/>
      <text:p text:style-name="P88"/>
      <text:p text:style-name="P88"/>
      <text:p text:style-name="P87">Januária/MG </text:p>
      <text:p text:style-name="P8"><text:span text:style-name="T62">Outubro</text:span> 201<text:span text:style-name="T62">6</text:span></text:p>
      <text:p text:style-name="P6"><text:soft-page-break/>Especificação de Software</text:p>
      <text:p text:style-name="P63"><text:span text:style-name="T55">1. Documentação Conceitual</text:span><text:span text:style-name="T57"><text:line-break/></text:span><text:span text:style-name="T31">1.1. Minimundo</text:span></text:p>
      <text:p text:style-name="P91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2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8"/>
      <text:p text:style-name="P10">1.2. Objetivos</text:p>
      <text:p text:style-name="P13">1.2.1. Objetivo Geral</text:p>
      <text:p text:style-name="P21">Sistema para auxiliar a empresa ConstruCosta e demais casas de materiais para construção. Espera-se que o <text:span text:style-name="T210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1"/>
      <text:p text:style-name="P13">1.2.2. Objetivos Específicos</text:p>
      <text:list xml:id="list4789713661969520771" text:style-name="L1">
        <text:list-item>
          <text:p text:style-name="P220">Gerenciar o cadastro de <text:span text:style-name="T109">f</text:span>uncionários, <text:span text:style-name="T109">c</text:span>lientes, fornecedores, <text:span text:style-name="T109">produtos</text:span> e veículos;</text:p>
        </text:list-item>
        <text:list-item>
          <text:p text:style-name="P220">Controlar as <text:span text:style-name="T109">c</text:span>ompras, <text:span text:style-name="T109">v</text:span>endas, <text:span text:style-name="T109">estoque</text:span> e Entregas;</text:p>
        </text:list-item>
        <text:list-item>
          <text:p text:style-name="P220">Gerar Relatórios de Vendas Efetuadas, <text:span text:style-name="T65">Compras Realizadas e Produtos Vendidos.</text:span></text:p>
        </text:list-item>
      </text:list>
      <text:p text:style-name="P50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><text:soft-page-break/><text:span text:style-name="T32">1.3. Documento de Requisitos</text:span></text:p>
      <text:p text:style-name="P221"><text:span text:style-name="T98">1.3.1 Requisitos Funcionais e Não-Funcionais</text:span>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51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51">Oculto ( )</text:p>
          </table:table-cell>
        </table:table-row>
        <table:table-row>
          <table:table-cell table:style-name="Table24.A2" table:number-columns-spanned="5" office:value-type="string">
            <text:p text:style-name="P251">Descrição: O Sistema deverá ter um controle de acesso para autenticação dos</text:p>
            <text:p text:style-name="P251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5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52">Nome</text:p>
          </table:table-cell>
          <table:table-cell table:style-name="Table24.A4" office:value-type="string">
            <text:p text:style-name="P254">Restrição</text:p>
          </table:table-cell>
          <table:table-cell table:style-name="Table24.A4" office:value-type="string">
            <text:p text:style-name="P254">Categoria</text:p>
          </table:table-cell>
          <table:table-cell table:style-name="Table24.A4" office:value-type="string">
            <text:p text:style-name="P254">Desejável</text:p>
          </table:table-cell>
          <table:table-cell table:style-name="Table24.A2" office:value-type="string">
            <text:p text:style-name="P254">Permanente</text:p>
          </table:table-cell>
        </table:table-row>
        <table:table-row>
          <table:table-cell table:style-name="Table24.A4" office:value-type="string">
            <text:p text:style-name="P253"/>
            <text:p text:style-name="P253">NF1.1 -Campo Login</text:p>
          </table:table-cell>
          <table:table-cell table:style-name="Table24.A4" office:value-type="string">
            <text:p text:style-name="P253">O campo login do usuário deve</text:p>
            <text:p text:style-name="P253">ter no mínimo 4 caracteres.</text:p>
          </table:table-cell>
          <table:table-cell table:style-name="Table24.A4" office:value-type="string">
            <text:p text:style-name="P250"/>
          </table:table-cell>
          <table:table-cell table:style-name="Table24.A4" office:value-type="string">
            <text:p text:style-name="P254">( )</text:p>
          </table:table-cell>
          <table:table-cell table:style-name="Table24.A2" office:value-type="string">
            <text:p text:style-name="P254">(X)</text:p>
          </table:table-cell>
        </table:table-row>
        <table:table-row>
          <table:table-cell table:style-name="Table24.A4" office:value-type="string">
            <text:p text:style-name="P253"/>
            <text:p text:style-name="P253">NF1.2 -Campo</text:p>
            <text:p text:style-name="P253">Senha</text:p>
          </table:table-cell>
          <table:table-cell table:style-name="Table24.A4" office:value-type="string">
            <text:p text:style-name="P253">O campo senha do usuário deve ter</text:p>
            <text:p text:style-name="P253">no mínimo 6 caracteres.</text:p>
          </table:table-cell>
          <table:table-cell table:style-name="Table24.A4" office:value-type="string">
            <text:p text:style-name="P250"/>
          </table:table-cell>
          <table:table-cell table:style-name="Table24.A4" office:value-type="string">
            <text:p text:style-name="P254">( )</text:p>
          </table:table-cell>
          <table:table-cell table:style-name="Table24.A2" office:value-type="string">
            <text:p text:style-name="P254">(X)</text:p>
          </table:table-cell>
        </table:table-row>
        <table:table-row>
          <table:table-cell table:style-name="Table24.A4" office:value-type="string">
            <text:p text:style-name="P253"/>
            <text:p text:style-name="P253"/>
            <text:p text:style-name="P253">NF1.3 -Dígitos da Senha</text:p>
          </table:table-cell>
          <table:table-cell table:style-name="Table24.A4" office:value-type="string">
            <text:p text:style-name="P255">O campo senha deve ser formatado para não mostrar a</text:p>
            <text:p text:style-name="P255">senha digitada e sim caracteres especiais.</text:p>
          </table:table-cell>
          <table:table-cell table:style-name="Table24.A4" office:value-type="string">
            <text:p text:style-name="P250"/>
          </table:table-cell>
          <table:table-cell table:style-name="Table24.A4" office:value-type="string">
            <text:p text:style-name="P254">( )</text:p>
          </table:table-cell>
          <table:table-cell table:style-name="Table24.A2" office:value-type="string">
            <text:p text:style-name="P254">(X)</text:p>
          </table:table-cell>
        </table:table-row>
        <table:table-row>
          <table:table-cell table:style-name="Table24.A4" office:value-type="string">
            <text:p text:style-name="P253"/>
            <text:p text:style-name="P253"/>
            <text:p text:style-name="P253"/>
            <text:p text:style-name="P253"/>
            <text:p text:style-name="P253"/>
            <text:p text:style-name="P253"/>
            <text:p text:style-name="P253">NF1.4 -Mensagem de erro</text:p>
          </table:table-cell>
          <table:table-cell table:style-name="Table24.A4" office:value-type="string">
            <text:p text:style-name="P255">O sistema deve mostrar uma mensagem de erro ao usuário caso o ele não permita que o usuário acesse o mesmo.</text:p>
            <text:p text:style-name="P255">Mostrando qual tipo de erro ocorreu( login ou a senha estejam incorretos, campos em branco ou quantidade mínima de caracteres).</text:p>
          </table:table-cell>
          <table:table-cell table:style-name="Table24.A4" office:value-type="string">
            <text:p text:style-name="P250"/>
          </table:table-cell>
          <table:table-cell table:style-name="Table24.A4" office:value-type="string">
            <text:p text:style-name="P254">( )</text:p>
          </table:table-cell>
          <table:table-cell table:style-name="Table24.A2" office:value-type="string">
            <text:p text:style-name="P254">(X)</text:p>
          </table:table-cell>
        </table:table-row>
        <table:table-row>
          <table:table-cell table:style-name="Table24.A4" office:value-type="string">
            <text:p text:style-name="P253"/>
            <text:p text:style-name="P253"/>
            <text:p text:style-name="P253">NF1.5 -Mensagem</text:p>
            <text:p text:style-name="P253">de Boas Vindas</text:p>
          </table:table-cell>
          <table:table-cell table:style-name="Table24.A4" office:value-type="string">
            <text:p text:style-name="P255">O sistema deve mostrar um</text:p>
            <text:p text:style-name="P255">mensagem de boas vindas ao usuário caso o mesmo consiga acessar o sistema. </text:p>
          </table:table-cell>
          <table:table-cell table:style-name="Table24.A4" office:value-type="string">
            <text:p text:style-name="P250"/>
          </table:table-cell>
          <table:table-cell table:style-name="Table24.A4" office:value-type="string">
            <text:p text:style-name="P254">( )</text:p>
          </table:table-cell>
          <table:table-cell table:style-name="Table24.A2" office:value-type="string">
            <text:p text:style-name="P254">(X)</text:p>
          </table:table-cell>
        </table:table-row>
      </table:table>
      <text:p text:style-name="P39"><text:soft-page-break/></text:p>
      <text:p text:style-name="P39"/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56">Nome</text:p>
          </table:table-cell>
          <table:table-cell table:style-name="Table25.A1" office:value-type="string">
            <text:p text:style-name="P256">Restrição</text:p>
          </table:table-cell>
          <table:table-cell table:style-name="Table25.A1" office:value-type="string">
            <text:p text:style-name="P256">Categoria</text:p>
          </table:table-cell>
          <table:table-cell table:style-name="Table25.A1" office:value-type="string">
            <text:p text:style-name="P256">Desejável</text:p>
          </table:table-cell>
          <table:table-cell table:style-name="Table25.E1" office:value-type="string">
            <text:p text:style-name="P256">Permanente</text:p>
          </table:table-cell>
        </table:table-row>
        <table:table-row>
          <table:table-cell table:style-name="Table25.A2" office:value-type="string">
            <text:p text:style-name="P257"/>
            <text:p text:style-name="P257">NF2.1 -Campo Nome</text:p>
          </table:table-cell>
          <table:table-cell table:style-name="Table25.A2" office:value-type="string">
            <text:p text:style-name="P257">O campo nome do Funcionário deve ter no mínimo 3</text:p>
            <text:p text:style-name="P257">caracteres.</text:p>
          </table:table-cell>
          <table:table-cell table:style-name="Table25.A2" office:value-type="string">
            <text:p text:style-name="P250"/>
          </table:table-cell>
          <table:table-cell table:style-name="Table25.A2" office:value-type="string">
            <text:p text:style-name="P256">( )</text:p>
          </table:table-cell>
          <table:table-cell table:style-name="Table25.E2" office:value-type="string">
            <text:p text:style-name="P256">(X)</text:p>
          </table:table-cell>
        </table:table-row>
        <table:table-row>
          <table:table-cell table:style-name="Table25.A2" office:value-type="string">
            <text:p text:style-name="P257"/>
            <text:p text:style-name="P257"/>
            <text:p text:style-name="P257">NF2.2 - Campo CPF</text:p>
          </table:table-cell>
          <table:table-cell table:style-name="Table25.A2" office:value-type="string">
            <text:p text:style-name="P257">O campo CPF do Funcionário deve conter uma máscara de entrada especifica para o tipo de dado CPF.</text:p>
          </table:table-cell>
          <table:table-cell table:style-name="Table25.A2" office:value-type="string">
            <text:p text:style-name="P250"/>
          </table:table-cell>
          <table:table-cell table:style-name="Table25.A2" office:value-type="string">
            <text:p text:style-name="P256">( )</text:p>
          </table:table-cell>
          <table:table-cell table:style-name="Table25.E2" office:value-type="string">
            <text:p text:style-name="P256">(X)</text:p>
          </table:table-cell>
        </table:table-row>
        <table:table-row>
          <table:table-cell table:style-name="Table25.A2" office:value-type="string">
            <text:p text:style-name="P257"/>
            <text:p text:style-name="P257"/>
            <text:p text:style-name="P257">NF2.3 -Campo</text:p>
            <text:p text:style-name="P257">Categoria.</text:p>
          </table:table-cell>
          <table:table-cell table:style-name="Table25.A2" office:value-type="string">
            <text:p text:style-name="P258">O sistema deverá ter quatro tipos de categoria de funcionários:</text:p>
            <text:p text:style-name="P257">Gerente, Recepcionista,Motorista e Atendente.</text:p>
          </table:table-cell>
          <table:table-cell table:style-name="Table25.A2" office:value-type="string">
            <text:p text:style-name="P250"/>
          </table:table-cell>
          <table:table-cell table:style-name="Table25.A2" office:value-type="string">
            <text:p text:style-name="P256">( )</text:p>
          </table:table-cell>
          <table:table-cell table:style-name="Table25.E2" office:value-type="string">
            <text:p text:style-name="P256">(X)</text:p>
          </table:table-cell>
        </table:table-row>
      </table:table>
      <text:p text:style-name="P39"/>
      <text:p text:style-name="P12">1.4. Modelagem Conceitual (DER)</text:p>
      <text:p text:style-name="P39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<text:soft-page-break/>1.5. Diagrama de Pacotes UML</text:p>
      <text:p text:style-name="P41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/text:p>
      <text:p text:style-name="P41"><text:tab/></text:p>
      <text:p text:style-name="P11"/>
      <text:p text:style-name="P11">6. Documento de casos de uso (Diagrama e descrição)</text:p>
      <text:p text:style-name="P64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29" text:outline-level="2"><text:soft-page-break/>1.7. <text:s/>Diagrama de Caso de Uso de 2º nível </text:h>
      <text:h text:style-name="P230" text:outline-level="2"><text:span text:style-name="T117">1</text:span><text:span text:style-name="T116">.</text:span><text:span text:style-name="T117">7</text:span><text:span text:style-name="T116">.</text:span><text:span text:style-name="T117">1.</text:span><text:span text:style-name="T116"> Funcionalidade 01 – </text:span><text:span text:style-name="T118">Gerenciar Funcionários</text:span></text:h>
      <text:p text:style-name="P40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31" text:outline-level="2"><text:soft-page-break/><text:span text:style-name="T111">1</text:span>.<text:span text:style-name="T111">7</text:span>.<text:span text:style-name="T111">2.</text:span> Funcionalidade 02 – Gerenciar Fornecedores</text:h>
      <text:h text:style-name="P239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2">1.7</text:span><text:span text:style-name="T137">.3. Funcionalidade 03 – Efetuar Compras</text:span></text:h>
      <text:p text:style-name="P78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40" text:outline-level="2"/>
      <text:p text:style-name="P80"/>
      <text:p text:style-name="P80"/>
      <text:h text:style-name="P240" text:outline-level="2"/>
      <text:h text:style-name="P240" text:outline-level="2"/>
      <text:p text:style-name="P80"/>
      <text:h text:style-name="P243" text:outline-level="2"><text:soft-page-break/><text:span text:style-name="T136">1.7</text:span>.4. Funcionalidade 04 – Gerenciar Veículos</text:h>
      <text:h text:style-name="P232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32" text:outline-level="2"><text:span text:style-name="T142">1.7</text:span><text:span text:style-name="T137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42" text:outline-level="2"><text:soft-page-break/><text:span text:style-name="T136">1.7</text:span>.6. Funcionalidade 06 – Gerenciar Produtos</text:h>
      <text:p text:style-name="P72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2"/>
      <text:h text:style-name="P241" text:outline-level="2"><text:span text:style-name="T61">1.7</text:span><text:span text:style-name="T60">.7. Funcionalidade 07 - Efetuar Vendas</text:span></text:h>
      <text:p text:style-name="P72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40" text:outline-level="2"><text:soft-page-break/><text:span text:style-name="T136">1.7</text:span>.8. Funcionalidade 08 – Gerenciar Clientes</text:h>
      <text:p text:style-name="P78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40" text:outline-level="2"><text:span text:style-name="T136">1.7</text:span>.9. Funcionalidade 09 - Realizar Entrega</text:h>
      <text:p text:style-name="P72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40" text:outline-level="2"><text:soft-page-break/><text:span text:style-name="T136">7.1</text:span>.10. Funcionalidade 10 – Gerenciar Estoque</text:h>
      <text:p text:style-name="P72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49" text:outline-level="1"><text:span text:style-name="T120">2</text:span><text:span text:style-name="T119">. Descrição de Caso de Uso d</text:span><text:span text:style-name="T121">o</text:span><text:span text:style-name="T119"> 3º Nível</text:span></text:h>
      <text:h text:style-name="P233" text:outline-level="2"><text:bookmark-start text:name="__RefHeading__3472_808421346"/><text:span text:style-name="T126">2.</text:span><text:span text:style-name="T123">1. </text:span><text:span text:style-name="T124">Funcionalidade 01 </text:span><text:span text:style-name="T125">(Gerenciar Funcionários)</text:span><text:bookmark-end text:name="__RefHeading__3472_808421346"/></text:h>
      <text:h text:style-name="P247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6">Caso de uso</text:p>
          </table:table-cell>
          <table:table-cell table:style-name="Table1.B1" office:value-type="string">
            <text:p text:style-name="P113"><text:span text:style-name="T146">Cadastrar </text:span>Funcionário</text:p>
          </table:table-cell>
        </table:table-row>
        <table:table-row>
          <table:table-cell table:style-name="Table1.A2" office:value-type="string">
            <text:p text:style-name="P106">Atores Envolvidos</text:p>
          </table:table-cell>
          <table:table-cell table:style-name="Table1.B2" office:value-type="string">
            <text:p text:style-name="P130">Usuário <text:span text:style-name="T147">e Funcionário</text:span></text:p>
          </table:table-cell>
        </table:table-row>
        <table:table-row>
          <table:table-cell table:style-name="Table1.A2" office:value-type="string">
            <text:p text:style-name="P102"/>
            <text:p text:style-name="P102">Pré-Condições</text:p>
          </table:table-cell>
          <table:table-cell table:style-name="Table1.B2" office:value-type="string">
            <text:p text:style-name="P134"><text:span text:style-name="T66">PR1</text:span>- <text:span text:style-name="T146">O usuário deve estar na tela Gerenciar Funcionários.</text:span></text:p>
            <text:p text:style-name="P138"/>
          </table:table-cell>
        </table:table-row>
        <table:table-row>
          <table:table-cell table:style-name="Table1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.B2" office:value-type="string">
            <text:p text:style-name="P143"><text:span text:style-name="T66">FP1</text:span>- <text:span text:style-name="T148">O usuário clica no botão Novo Funcionário;</text:span></text:p>
            <text:p text:style-name="P147"/>
            <text:p text:style-name="P147"><text:span text:style-name="T66">FP2</text:span>- <text:s/><text:span text:style-name="T149">O usuário deverá preencher os campos no formulário (nome, CPF, RG, carteira de trabalho, sexo, data Nascimento, telefone, função, habilitação e </text:span>endereço <text:span text:style-name="T150">(Rua/av., Número, Bairro, Complemento, Cidade))[RN2]</text:span></text:p>
            <text:p text:style-name="P151"/>
            <text:p text:style-name="P151"><text:span text:style-name="T66">FP3</text:span>- O usuário clica no botão Salvar; <text:span text:style-name="T151">[RN1]</text:span></text:p>
            <text:p text:style-name="P159"/>
            <text:p text:style-name="P159"><text:span text:style-name="T66">FP</text:span><text:span text:style-name="T72">4</text:span>- O sistema verifica na base <text:span text:style-name="T152">de dados </text:span>se <text:span text:style-name="T153">já não há um</text:span> funcionário cadastrado <text:span text:style-name="T153">com o mesmo CPF</text:span>;</text:p>
            <text:p text:style-name="P163"/>
          </table:table-cell>
        </table:table-row>
        <table:table-row>
          <table:table-cell table:style-name="Table1.A2" office:value-type="string">
            <text:p text:style-name="P106">Fluxos Alternativos</text:p>
          </table:table-cell>
          <table:table-cell table:style-name="Table1.B2" office:value-type="string">
            <text:p text:style-name="P159"><text:span text:style-name="T73">AF1</text:span>- Se o funcionário já estiver cadastrado <text:span text:style-name="T152">será</text:span> exibida a mensagem: “Funcionário já existe!”</text:p>
            <text:p text:style-name="P167"/>
            <text:p text:style-name="P167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6"/>
            <text:p text:style-name="P106">Regras de Negócio</text:p>
          </table:table-cell>
          <table:table-cell table:style-name="Table1.B2" office:value-type="string">
            <text:p text:style-name="P151"><text:span text:style-name="T66">RN1</text:span>- O botão Salvar só ficará ativado após serem preenchidos os campos nome, senha, CPF, RG, carteira de trabalho e telefone.</text:p>
            <text:p text:style-name="P173"/>
            <text:p text:style-name="P173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06">Pós-Condições</text:p>
          </table:table-cell>
          <table:table-cell table:style-name="Table1.B2" office:value-type="string">
            <text:p text:style-name="P151">O funcionário estará cadastrado.</text:p>
          </table:table-cell>
        </table:table-row>
        <table:table-row>
          <table:table-cell table:style-name="Table1.A2" office:value-type="string">
            <text:p text:style-name="P106">Casos de uso Dependentes</text:p>
          </table:table-cell>
          <table:table-cell table:style-name="Table1.B2" office:value-type="string">
            <text:p text:style-name="P178">UC <text:span text:style-name="T192">1.2</text:span>, UC1.3, UC 1.4</text:p>
          </table:table-cell>
        </table:table-row>
      </table:table>
      <text:p text:style-name="P82"/>
      <text:p text:style-name="P82"/>
      <text:p text:style-name="P73"><text:span text:style-name="T143">2.1</text:span><text:span text:style-name="T144">.</text:span><text:span text:style-name="T143">2.</text:span><text:span text:style-name="T144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6">Caso de uso</text:p>
          </table:table-cell>
          <table:table-cell table:style-name="Table2.B1" office:value-type="string">
            <text:p text:style-name="P113"><text:span text:style-name="T151">Excluir </text:span>Funcionário</text:p>
          </table:table-cell>
        </table:table-row>
        <table:table-row>
          <table:table-cell table:style-name="Table2.A2" office:value-type="string">
            <text:p text:style-name="P106">Atores Envolvidos</text:p>
          </table:table-cell>
          <table:table-cell table:style-name="Table2.B2" office:value-type="string">
            <text:p text:style-name="P130">Usuário</text:p>
          </table:table-cell>
        </table:table-row>
        <table:table-row>
          <table:table-cell table:style-name="Table2.A2" office:value-type="string">
            <text:p text:style-name="P106"/>
            <text:p text:style-name="P106"/>
            <text:p text:style-name="P106">Pré-Condições</text:p>
          </table:table-cell>
          <table:table-cell table:style-name="Table2.B2" office:value-type="string">
            <text:p text:style-name="P134"><text:span text:style-name="T66">PR1</text:span>- <text:span text:style-name="T146">O usuário deve estar na tela Gerenciar Funcionários;</text:span></text:p>
            <text:p text:style-name="P181"/>
            <text:p text:style-name="P181"><text:span text:style-name="T66">PR2</text:span>- O funcionário deve <text:span text:style-name="T154">estar</text:span> cadastrado no sistema;</text:p>
          </table:table-cell>
        </table:table-row>
        <table:table-row>
          <table:table-cell table:style-name="Table2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2.B2" office:value-type="string">
            <text:p text:style-name="P143"><text:span text:style-name="T66">FP1</text:span>- <text:span text:style-name="T148">O usuário seleciona um dos itens (funcionário) da lista Funcionários cadastrados;</text:span></text:p>
            <text:p text:style-name="P151"/>
            <text:p text:style-name="P151"><text:span text:style-name="T66">FP</text:span><text:span text:style-name="T74">2</text:span>- O usuário clica no botão <text:span text:style-name="T155">Excluir</text:span>; <text:span text:style-name="T151">[RN1]</text:span></text:p>
            <text:p text:style-name="P159"/>
            <text:p text:style-name="P159"><text:span text:style-name="T66">FP</text:span><text:span text:style-name="T72">4</text:span>- <text:span text:style-name="T155">Após o usuário clicar no botão Excluir será exibida a mensagem “Tem certeza que deseja excluir o funcionário (nome do funcionário)? ”</text:span></text:p>
            <text:p text:style-name="P187"/>
            <text:p text:style-name="P187"><text:span text:style-name="T66">FP5</text:span>- O usuário clica no botão <text:span text:style-name="T156">Sim</text:span><text:span text:style-name="T160">,</text:span> o funcionário é excluído e retorna a tela Gerenci<text:span text:style-name="T161">ar </text:span>Funcionários. <text:span text:style-name="T161">[</text:span><text:span text:style-name="T75">AF1</text:span><text:span text:style-name="T161">]</text:span></text:p>
          </table:table-cell>
        </table:table-row>
        <table:table-row>
          <table:table-cell table:style-name="Table2.A2" office:value-type="string">
            <text:p text:style-name="P106"/>
            <text:p text:style-name="P106">Fluxos Alternativos</text:p>
          </table:table-cell>
          <table:table-cell table:style-name="Table2.B2" office:value-type="string">
            <text:p text:style-name="P159"><text:span text:style-name="T73">AF1</text:span>- <text:span text:style-name="T155">Se o usuário clicar no botão </text:span><text:span text:style-name="T157">Não</text:span><text:span text:style-name="T155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6"/>
            <text:p text:style-name="P106">Regras de Negócio</text:p>
          </table:table-cell>
          <table:table-cell table:style-name="Table2.B2" office:value-type="string">
            <text:p text:style-name="P151"><text:span text:style-name="T66">RN1</text:span>- O botão <text:span text:style-name="T151">Excluir </text:span>só ficará ativado após ser <text:span text:style-name="T151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6">Pós-Condições</text:p>
          </table:table-cell>
          <table:table-cell table:style-name="Table2.B2" office:value-type="string">
            <text:p text:style-name="P156">O funcionário estará <text:span text:style-name="T155">excluído</text:span></text:p>
          </table:table-cell>
        </table:table-row>
        <table:table-row>
          <table:table-cell table:style-name="Table2.A2" office:value-type="string">
            <text:p text:style-name="P106">Casos de uso Dependentes</text:p>
          </table:table-cell>
          <table:table-cell table:style-name="Table2.B2" office:value-type="string">
            <text:p text:style-name="P184">Não se aplica</text:p>
          </table:table-cell>
        </table:table-row>
      </table:table>
      <text:p text:style-name="P73"/>
      <text:h text:style-name="P247" text:outline-level="3"/>
      <text:p text:style-name="P81"/>
      <text:h text:style-name="P247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6">Caso de uso</text:p>
          </table:table-cell>
          <table:table-cell table:style-name="Table3.B1" office:value-type="string">
            <text:p text:style-name="P113"><text:span text:style-name="T161">Editar </text:span>Funcionário</text:p>
          </table:table-cell>
        </table:table-row>
        <table:table-row>
          <table:table-cell table:style-name="Table3.A2" office:value-type="string">
            <text:p text:style-name="P106">Atores Envolvidos</text:p>
          </table:table-cell>
          <table:table-cell table:style-name="Table3.B2" office:value-type="string">
            <text:p text:style-name="P130">Usuário <text:span text:style-name="T147">e Funcionário</text:span></text:p>
          </table:table-cell>
        </table:table-row>
        <table:table-row>
          <table:table-cell table:style-name="Table3.A2" office:value-type="string">
            <text:p text:style-name="P112"/>
            <text:p text:style-name="P112"/>
            <text:p text:style-name="P106">Pré-Condições</text:p>
          </table:table-cell>
          <table:table-cell table:style-name="Table3.B2" office:value-type="string">
            <text:p text:style-name="P134"><text:span text:style-name="T66">PR1</text:span>- <text:span text:style-name="T146">O usuário deve estar na tela Gerenciar Funcionários;</text:span></text:p>
            <text:p text:style-name="P184"/>
            <text:p text:style-name="P181"><text:span text:style-name="T66">PR2</text:span>- O funcionário deve <text:span text:style-name="T154">estar</text:span> cadastrado no sistema;</text:p>
          </table:table-cell>
        </table:table-row>
        <table:table-row>
          <table:table-cell table:style-name="Table3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3.B2" office:value-type="string">
            <text:p text:style-name="P143"><text:span text:style-name="T66">FP1</text:span>- <text:span text:style-name="T148">O usuário seleciona um dos itens (funcionário) da lista Funcionários cadastrados;</text:span></text:p>
            <text:p text:style-name="P156"/>
            <text:p text:style-name="P156"><text:span text:style-name="T66">FP</text:span><text:span text:style-name="T74">2</text:span>- O usuário clica no botão <text:span text:style-name="T162">Alterar</text:span>; <text:span text:style-name="T151">[</text:span><text:span text:style-name="T77">RN1</text:span><text:span text:style-name="T151">]</text:span></text:p>
            <text:p text:style-name="P163"/>
            <text:p text:style-name="P159"><text:span text:style-name="T66">FP</text:span><text:span text:style-name="T78">3</text:span>- <text:span text:style-name="T155">Após o usuário clicar no botão Alterar será exibida a mensagem “Tem certeza que deseja editar o funcionário (nome do funcionário)?”</text:span></text:p>
            <text:p text:style-name="P190"/>
            <text:p text:style-name="P187"><text:span text:style-name="T66">FP</text:span><text:span text:style-name="T78">4</text:span>- O usuário <text:span text:style-name="T162">clica no botão Sim e é </text:span>redirecionado para tela de cadastro onde todos os campos já estarão preenchidos; <text:span text:style-name="T162">[</text:span><text:span text:style-name="T79">AF1</text:span><text:span text:style-name="T162">]</text:span></text:p>
            <text:p text:style-name="P193"/>
            <text:p text:style-name="P195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6"/>
            <text:p text:style-name="P106">Fluxos Alternativos</text:p>
          </table:table-cell>
          <table:table-cell table:style-name="Table3.B2" office:value-type="string">
            <text:p text:style-name="P159"><text:span text:style-name="T73">AF1</text:span>- <text:span text:style-name="T155">Se o usuário clicar no botão </text:span><text:span text:style-name="T157">Não</text:span><text:span text:style-name="T155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6"/>
            <text:p text:style-name="P106">Regras de Negócio</text:p>
          </table:table-cell>
          <table:table-cell table:style-name="Table3.B2" office:value-type="string">
            <text:p text:style-name="P151"><text:span text:style-name="T66">RN1</text:span>- O botão <text:span text:style-name="T162">Alterar </text:span>só ficará ativado após ser <text:span text:style-name="T151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6">Pós-Condições</text:p>
          </table:table-cell>
          <table:table-cell table:style-name="Table3.B2" office:value-type="string">
            <text:p text:style-name="P156">O funcionário estará <text:span text:style-name="T162">alterado.</text:span></text:p>
          </table:table-cell>
        </table:table-row>
        <table:table-row>
          <table:table-cell table:style-name="Table3.A2" office:value-type="string">
            <text:p text:style-name="P106">Casos de uso Dependentes</text:p>
          </table:table-cell>
          <table:table-cell table:style-name="Table3.B2" office:value-type="string">
            <text:p text:style-name="P184">Não se aplica</text:p>
          </table:table-cell>
        </table:table-row>
      </table:table>
      <text:p text:style-name="P73"/>
      <text:h text:style-name="P247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6">Caso de uso</text:p>
          </table:table-cell>
          <table:table-cell table:style-name="Table4.B1" office:value-type="string">
            <text:p text:style-name="P113"><text:span text:style-name="T163">Consultar </text:span>Funcionários</text:p>
          </table:table-cell>
        </table:table-row>
        <table:table-row>
          <table:table-cell table:style-name="Table4.A2" office:value-type="string">
            <text:p text:style-name="P106">Atores Envolvidos</text:p>
          </table:table-cell>
          <table:table-cell table:style-name="Table4.B2" office:value-type="string">
            <text:p text:style-name="P130">Usuário</text:p>
          </table:table-cell>
        </table:table-row>
        <table:table-row>
          <table:table-cell table:style-name="Table4.A2" office:value-type="string">
            <text:p text:style-name="P106"/>
            <text:p text:style-name="P106"/>
            <text:p text:style-name="P106">Pré-Condições</text:p>
          </table:table-cell>
          <table:table-cell table:style-name="Table4.B2" office:value-type="string">
            <text:p text:style-name="P134"><text:span text:style-name="T66">PR1</text:span>- <text:span text:style-name="T146">O usuário deve estar na tela Gerenciar Funcionários;</text:span></text:p>
            <text:p text:style-name="P134"/>
            <text:p text:style-name="P181"><text:span text:style-name="T66">PR2</text:span>- O funcionário deve <text:span text:style-name="T154">estar</text:span> cadastrado no sistema;</text:p>
          </table:table-cell>
        </table:table-row>
        <table:table-row>
          <table:table-cell table:style-name="Table4.A2" office:value-type="string">
            <text:p text:style-name="P106"/>
            <text:p text:style-name="P106"/>
            <text:p text:style-name="P106"/>
            <text:p text:style-name="P106"><text:soft-page-break/></text:p>
            <text:p text:style-name="P106"/>
            <text:p text:style-name="P106">Fluxo Principal</text:p>
          </table:table-cell>
          <table:table-cell table:style-name="Table4.B2" office:value-type="string">
            <text:p text:style-name="P143"><text:span text:style-name="T66">FP1</text:span>- <text:span text:style-name="T148">O usuário seleciona um dos itens (funcionário) da lista Funcionários cadastrados;</text:span></text:p>
            <text:p text:style-name="P151"/>
            <text:p text:style-name="P151"><text:soft-page-break/><text:span text:style-name="T66">FP</text:span><text:span text:style-name="T74">2</text:span>- O usuário clica <text:span text:style-name="T163">2 vezes no item (funcionário) selecionado;</text:span></text:p>
            <text:p text:style-name="P163"/>
            <text:p text:style-name="P159"><text:span text:style-name="T66">FP</text:span><text:span text:style-name="T78">3</text:span>- <text:span text:style-name="T155">Após o usuário clicar 2 vezes no item (funcionário) selecionado será exibida na tela todos os dados do funcionário .</text:span></text:p>
            <text:p text:style-name="P198"/>
            <text:p text:style-name="P198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6">Fluxos Alternativos</text:p>
          </table:table-cell>
          <table:table-cell table:style-name="Table4.B2" office:value-type="string">
            <text:p text:style-name="P198">Não se aplica</text:p>
          </table:table-cell>
        </table:table-row>
        <table:table-row>
          <table:table-cell table:style-name="Table4.A2" office:value-type="string">
            <text:p text:style-name="P106">Regras de Negócio</text:p>
          </table:table-cell>
          <table:table-cell table:style-name="Table4.B2" office:value-type="string">
            <text:p text:style-name="P198">Não se aplica</text:p>
          </table:table-cell>
        </table:table-row>
        <table:table-row>
          <table:table-cell table:style-name="Table4.A2" office:value-type="string">
            <text:p text:style-name="P106">Pós-Condições</text:p>
          </table:table-cell>
          <table:table-cell table:style-name="Table4.B2" office:value-type="string">
            <text:p text:style-name="P198">Serão exibidos os dados do funcionário</text:p>
          </table:table-cell>
        </table:table-row>
        <table:table-row>
          <table:table-cell table:style-name="Table4.A2" office:value-type="string">
            <text:p text:style-name="P106">Casos de uso Dependentes</text:p>
          </table:table-cell>
          <table:table-cell table:style-name="Table4.B2" office:value-type="string">
            <text:p text:style-name="P184">Não se aplica</text:p>
          </table:table-cell>
        </table:table-row>
      </table:table>
      <text:p text:style-name="P73"/>
      <text:p text:style-name="P93"><text:span text:style-name="T179">2.</text:span>2. Funcionalidade 02 <text:span text:style-name="T164">(Gerenciar Fornecedores)</text:span></text:p>
      <text:h text:style-name="P244" text:outline-level="3"><text:span text:style-name="T179">2.</text:span>2<text:span text:style-name="T154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7">Caso de uso</text:p>
          </table:table-cell>
          <table:table-cell table:style-name="Table9.B1" office:value-type="string">
            <text:p text:style-name="P114"><text:span text:style-name="T146">Cadastrar </text:span>F<text:span text:style-name="T165">ornecedor</text:span></text:p>
          </table:table-cell>
        </table:table-row>
        <table:table-row>
          <table:table-cell table:style-name="Table9.A2" office:value-type="string">
            <text:p text:style-name="P107">Atores Envolvidos</text:p>
          </table:table-cell>
          <table:table-cell table:style-name="Table9.B2" office:value-type="string">
            <text:p text:style-name="P131">Usuário <text:span text:style-name="T147">e Fornecedor</text:span></text:p>
          </table:table-cell>
        </table:table-row>
        <table:table-row>
          <table:table-cell table:style-name="Table9.A2" office:value-type="string">
            <text:p text:style-name="P107"/>
            <text:p text:style-name="P107">Pré-Condições</text:p>
          </table:table-cell>
          <table:table-cell table:style-name="Table9.B2" office:value-type="string">
            <text:p text:style-name="P135"><text:span text:style-name="T66">PR1</text:span>- <text:span text:style-name="T146">O usuário deve estar na tela Gerenciar Fornecedores.</text:span></text:p>
            <text:p text:style-name="P139"/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9.B2" office:value-type="string">
            <text:p text:style-name="P144"><text:span text:style-name="T66">FP1</text:span>- <text:span text:style-name="T148">O usuário clica no botão Novo Fornecedor;</text:span></text:p>
            <text:p text:style-name="P148"/>
            <text:p text:style-name="P148"><text:span text:style-name="T66">FP2</text:span>- <text:s/><text:span text:style-name="T149">O usuário deverá preencher os campos no formulário (nome, CNPJ, telefone, Email, endereço (Rua/av., Número, Bairro, Complemento, Cidade)) [</text:span><text:span text:style-name="T80">RN2</text:span><text:span text:style-name="T149">]</text:span></text:p>
            <text:p text:style-name="P152"/>
            <text:p text:style-name="P152"><text:span text:style-name="T66">FP3</text:span>- O usuário clica no botão Salvar; <text:span text:style-name="T151">[</text:span><text:span text:style-name="T77">RN1</text:span><text:span text:style-name="T151">]</text:span></text:p>
            <text:p text:style-name="P160"/>
            <text:p text:style-name="P160"><text:span text:style-name="T66">FP</text:span><text:span text:style-name="T72">4</text:span>- O sistema verifica na base <text:span text:style-name="T152">de dados </text:span>se <text:span text:style-name="T153">já não há um</text:span> f<text:span text:style-name="T165">ornecedor </text:span>cadastrado <text:span text:style-name="T153">com o mesmo CNPJ</text:span>;</text:p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>Fluxos Alternativos</text:p>
          </table:table-cell>
          <table:table-cell table:style-name="Table9.B2" office:value-type="string">
            <text:p text:style-name="P160"><text:span text:style-name="T73">AF1</text:span>- Se o f<text:span text:style-name="T165">ornecedor</text:span> já estiver cadastrado <text:span text:style-name="T152">será</text:span> exibida a mensagem: “F<text:span text:style-name="T165">ornecedor</text:span> já existe!”</text:p>
            <text:p text:style-name="P172"/>
            <text:p text:style-name="P168"><text:span text:style-name="T66">AF</text:span><text:span text:style-name="T73">2</text:span>- Caso o usuário informe um número de C<text:span text:style-name="T165">NPJ</text:span> inferior há <text:span text:style-name="T166">14 </text:span>dígitos será exibida a mensagem: “C<text:span text:style-name="T165">NPJ</text:span> inválido!” </text:p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>Regras de Negócio</text:p>
          </table:table-cell>
          <table:table-cell table:style-name="Table9.B2" office:value-type="string">
            <text:p text:style-name="P152"><text:span text:style-name="T66">RN1</text:span>- O botão Salvar só ficará ativado após serem preenchidos os campos nome, <text:span text:style-name="T165">CNPJ</text:span> e telefone.</text:p>
            <text:p text:style-name="P157"/>
            <text:p text:style-name="P174"><text:soft-page-break/><text:span text:style-name="T66">RN2</text:span>- O C<text:span text:style-name="T165">NPJ</text:span> deve conter <text:span text:style-name="T166">14</text:span> dígitos.</text:p>
          </table:table-cell>
        </table:table-row>
        <table:table-row>
          <table:table-cell table:style-name="Table9.A2" office:value-type="string">
            <text:p text:style-name="P107">Pós-Condições</text:p>
          </table:table-cell>
          <table:table-cell table:style-name="Table9.B2" office:value-type="string">
            <text:p text:style-name="P157">O f<text:span text:style-name="T165">ornecedor</text:span> estará cadastrado.</text:p>
          </table:table-cell>
        </table:table-row>
        <table:table-row>
          <table:table-cell table:style-name="Table9.A2" office:value-type="string">
            <text:p text:style-name="P107">Casos de uso Dependentes</text:p>
          </table:table-cell>
          <table:table-cell table:style-name="Table9.B2" office:value-type="string">
            <text:p text:style-name="P180">UC 1.2, UC1.3, UC 1.4</text:p>
          </table:table-cell>
        </table:table-row>
      </table:table>
      <text:h text:style-name="P244" text:outline-level="3"/>
      <text:h text:style-name="P244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7">Caso de uso</text:p>
          </table:table-cell>
          <table:table-cell table:style-name="Table17.B1" office:value-type="string">
            <text:p text:style-name="P114"><text:span text:style-name="T151">Excluir </text:span>F<text:span text:style-name="T166">ornecedor</text:span></text:p>
          </table:table-cell>
        </table:table-row>
        <table:table-row>
          <table:table-cell table:style-name="Table17.A2" office:value-type="string">
            <text:p text:style-name="P107">Atores Envolvidos</text:p>
          </table:table-cell>
          <table:table-cell table:style-name="Table17.B2" office:value-type="string">
            <text:p text:style-name="P131">Usuário <text:span text:style-name="T147">e Fornecedor</text:span></text:p>
          </table:table-cell>
        </table:table-row>
        <table:table-row>
          <table:table-cell table:style-name="Table17.A2" office:value-type="string">
            <text:p text:style-name="P107"/>
            <text:p text:style-name="P107"/>
            <text:p text:style-name="P107">Pré-Condições</text:p>
          </table:table-cell>
          <table:table-cell table:style-name="Table17.B2" office:value-type="string">
            <text:p text:style-name="P135"><text:span text:style-name="T66">PR1</text:span>- <text:span text:style-name="T146">O usuário deve estar na tela Gerenciar Fornecedores;</text:span></text:p>
            <text:p text:style-name="P135"/>
            <text:p text:style-name="P182"><text:span text:style-name="T66">PR2</text:span>- O f<text:span text:style-name="T166">ornecedor</text:span> deve <text:span text:style-name="T154">estar</text:span> cadastrado no sistema;</text:p>
          </table:table-cell>
        </table:table-row>
        <table:table-row>
          <table:table-cell table:style-name="Table17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7.B2" office:value-type="string">
            <text:p text:style-name="P144"><text:span text:style-name="T66">FP1</text:span>- <text:span text:style-name="T148">O usuário seleciona um dos itens (fornecedor) da lista Fornecedores cadastrados;</text:span></text:p>
            <text:p text:style-name="P144"/>
            <text:p text:style-name="P152"><text:span text:style-name="T66">FP</text:span><text:span text:style-name="T74">2</text:span>- O usuário clica no botão <text:span text:style-name="T155">Excluir</text:span>; <text:span text:style-name="T151">[</text:span><text:span text:style-name="T77">RN1</text:span><text:span text:style-name="T151">]</text:span></text:p>
            <text:p text:style-name="P164"/>
            <text:p text:style-name="P160"><text:span text:style-name="T66">FP</text:span><text:span text:style-name="T78">3</text:span>- <text:span text:style-name="T155">Após o usuário clicar no botão Excluir será exibida a mensagem “Tem certeza que deseja excluir o fornecedor (nome do fornecedor)? ”</text:span></text:p>
            <text:p text:style-name="P191"/>
            <text:p text:style-name="P188"><text:span text:style-name="T66">FP</text:span><text:span text:style-name="T78">4</text:span>- O usuário clica no botão Sim e o f<text:span text:style-name="T166">ornecedor </text:span>é excluído e retorna a tela Gerenci<text:span text:style-name="T161">ar </text:span>F<text:span text:style-name="T166">ornecedores. [</text:span><text:span text:style-name="T81">AF1</text:span><text:span text:style-name="T166">]</text:span></text:p>
          </table:table-cell>
        </table:table-row>
        <table:table-row>
          <table:table-cell table:style-name="Table17.A2" office:value-type="string">
            <text:p text:style-name="P107"/>
            <text:p text:style-name="P107">Fluxos Alternativos</text:p>
          </table:table-cell>
          <table:table-cell table:style-name="Table17.B2" office:value-type="string">
            <text:p text:style-name="P160"><text:span text:style-name="T73">AF1</text:span>- <text:span text:style-name="T155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7"/>
            <text:p text:style-name="P107">Regras de Negócio</text:p>
          </table:table-cell>
          <table:table-cell table:style-name="Table17.B2" office:value-type="string">
            <text:p text:style-name="P152"><text:span text:style-name="T66">RN1</text:span>- O botão <text:span text:style-name="T151">Excluir </text:span>só ficará ativado após ser <text:span text:style-name="T151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7">Pós-Condições</text:p>
          </table:table-cell>
          <table:table-cell table:style-name="Table17.B2" office:value-type="string">
            <text:p text:style-name="P157">O fo<text:span text:style-name="T166">rnecedor</text:span> estará <text:span text:style-name="T155">excluído</text:span></text:p>
          </table:table-cell>
        </table:table-row>
        <table:table-row>
          <table:table-cell table:style-name="Table17.A2" office:value-type="string">
            <text:p text:style-name="P107">Casos de uso Dependentes</text:p>
          </table:table-cell>
          <table:table-cell table:style-name="Table17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44" text:outline-level="3"><text:bookmark-start text:name="__RefHeading__3486_808421346"/><text:span text:style-name="T179">2.</text:span>2<text:span text:style-name="T154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7">Caso de uso</text:p>
          </table:table-cell>
          <table:table-cell table:style-name="Table18.B1" office:value-type="string">
            <text:p text:style-name="P114"><text:span text:style-name="T161">Editar </text:span>F<text:span text:style-name="T166">ornecedor</text:span></text:p>
          </table:table-cell>
        </table:table-row>
        <table:table-row>
          <table:table-cell table:style-name="Table18.A2" office:value-type="string">
            <text:p text:style-name="P107">Atores Envolvidos</text:p>
          </table:table-cell>
          <table:table-cell table:style-name="Table18.B2" office:value-type="string">
            <text:p text:style-name="P131">Usuário <text:span text:style-name="T147">e Fornecedor</text:span></text:p>
          </table:table-cell>
        </table:table-row>
        <table:table-row>
          <table:table-cell table:style-name="Table18.A2" office:value-type="string">
            <text:p text:style-name="P107"/>
            <text:p text:style-name="P107"/>
            <text:p text:style-name="P107">Pré-Condições</text:p>
          </table:table-cell>
          <table:table-cell table:style-name="Table18.B2" office:value-type="string">
            <text:p text:style-name="P135"><text:span text:style-name="T66">PR1</text:span>- <text:span text:style-name="T146">O usuário deve estar na tela Gerenciar Fornecedores;</text:span></text:p>
            <text:p text:style-name="P135"/>
            <text:p text:style-name="P182"><text:soft-page-break/><text:span text:style-name="T66">PR2</text:span>- O f<text:span text:style-name="T166">ornecedor </text:span>deve <text:span text:style-name="T154">estar</text:span> cadastrado no sistema;</text:p>
          </table:table-cell>
        </table:table-row>
        <table:table-row>
          <table:table-cell table:style-name="Table18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8.B2" office:value-type="string">
            <text:p text:style-name="P144"><text:span text:style-name="T66">FP1</text:span>- <text:span text:style-name="T148">O usuário seleciona um dos itens (fornecedor) da lista Fornecedores cadastrados;</text:span></text:p>
            <text:p text:style-name="P152"/>
            <text:p text:style-name="P152"><text:span text:style-name="T66">FP</text:span><text:span text:style-name="T74">2</text:span>- O usuário clica no botão <text:span text:style-name="T162">Alterar</text:span>; <text:span text:style-name="T151">[</text:span><text:span text:style-name="T77">RN1</text:span><text:span text:style-name="T151">]</text:span></text:p>
            <text:p text:style-name="P152"/>
            <text:p text:style-name="P160"><text:span text:style-name="T66">FP</text:span><text:span text:style-name="T78">3</text:span>- <text:span text:style-name="T155">Após o usuário clicar no botão Alterar será exibida a mensagem “Tem certeza que deseja editar o fornecedor (nome do fornecedor)?”</text:span></text:p>
            <text:p text:style-name="P188"/>
            <text:p text:style-name="P188"><text:span text:style-name="T66">FP</text:span><text:span text:style-name="T78">4</text:span>- O usuário <text:span text:style-name="T162">clica no botão Sim e é </text:span>redirecionado para tela de cadastro onde todos os campos já estarão preenchidos; <text:span text:style-name="T162">[</text:span><text:span text:style-name="T79">AF1</text:span><text:span text:style-name="T162">]</text:span></text:p>
            <text:p text:style-name="P196"/>
            <text:p text:style-name="P196"><text:span text:style-name="T66">FP</text:span><text:span text:style-name="T78">5</text:span>- O usuário altera os dados que ele deseja e clica no botão <text:span text:style-name="T160">Salvar</text:span>;</text:p>
          </table:table-cell>
        </table:table-row>
        <table:table-row>
          <table:table-cell table:style-name="Table18.A2" office:value-type="string">
            <text:p text:style-name="P107"/>
            <text:p text:style-name="P107">Fluxos Alternativos</text:p>
          </table:table-cell>
          <table:table-cell table:style-name="Table18.B2" office:value-type="string">
            <text:p text:style-name="P160"><text:span text:style-name="T73">AF1</text:span>- <text:span text:style-name="T155">Se o usuário clicar no botão </text:span><text:span text:style-name="T157">Não</text:span><text:span text:style-name="T155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7"/>
            <text:p text:style-name="P107">Regras de Negócio</text:p>
          </table:table-cell>
          <table:table-cell table:style-name="Table18.B2" office:value-type="string">
            <text:p text:style-name="P152"><text:span text:style-name="T66">RN1</text:span>- O botão <text:span text:style-name="T162">Alterar </text:span>só ficará ativado após ser <text:span text:style-name="T151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7">Pós-Condições</text:p>
          </table:table-cell>
          <table:table-cell table:style-name="Table18.B2" office:value-type="string">
            <text:p text:style-name="P157">O f<text:span text:style-name="T167">ornecedor</text:span> estará <text:span text:style-name="T162">alterado.</text:span></text:p>
          </table:table-cell>
        </table:table-row>
        <table:table-row>
          <table:table-cell table:style-name="Table18.A2" office:value-type="string">
            <text:p text:style-name="P107">Casos de uso Dependentes</text:p>
          </table:table-cell>
          <table:table-cell table:style-name="Table18.B2" office:value-type="string">
            <text:p text:style-name="P185">Não se aplica</text:p>
          </table:table-cell>
        </table:table-row>
      </table:table>
      <text:p text:style-name="P94"/>
      <text:p text:style-name="P94"/>
      <text:h text:style-name="P244" text:outline-level="3"><text:bookmark-start text:name="__RefHeading__3488_808421346"/><text:span text:style-name="T179">2.</text:span>2<text:span text:style-name="T154">.4</text:span>. <text:span text:style-name="T168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7">Caso de uso</text:p>
          </table:table-cell>
          <table:table-cell table:style-name="Table19.B1" office:value-type="string">
            <text:p text:style-name="P115">Consultar Fornecedor</text:p>
          </table:table-cell>
        </table:table-row>
        <table:table-row>
          <table:table-cell table:style-name="Table19.A2" office:value-type="string">
            <text:p text:style-name="P107">Atores Envolvidos</text:p>
          </table:table-cell>
          <table:table-cell table:style-name="Table19.B2" office:value-type="string">
            <text:p text:style-name="P131">Usuário</text:p>
          </table:table-cell>
        </table:table-row>
        <table:table-row>
          <table:table-cell table:style-name="Table19.A2" office:value-type="string">
            <text:p text:style-name="P107"/>
            <text:p text:style-name="P107">Pré-Condições</text:p>
          </table:table-cell>
          <table:table-cell table:style-name="Table19.B2" office:value-type="string">
            <text:p text:style-name="P135"><text:span text:style-name="T66">PR1</text:span>- <text:span text:style-name="T146">O usuário deve estar na tela Gerenciar Fornecedores;</text:span></text:p>
            <text:p text:style-name="P135"/>
            <text:p text:style-name="P182"><text:span text:style-name="T66">PR2</text:span>- O f<text:span text:style-name="T167">ornecedor</text:span> deve <text:span text:style-name="T154">estar</text:span> cadastrado no sistema;</text:p>
          </table:table-cell>
        </table:table-row>
        <table:table-row>
          <table:table-cell table:style-name="Table19.A2" office:value-type="string"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9.B2" office:value-type="string">
            <text:p text:style-name="P144"><text:span text:style-name="T66">FP1</text:span>- <text:span text:style-name="T148">O usuário seleciona um dos itens (fornecedor) da lista Fornecedores cadastrados;</text:span></text:p>
            <text:p text:style-name="P144"/>
            <text:p text:style-name="P152"><text:span text:style-name="T66">FP</text:span><text:span text:style-name="T74">2</text:span>- O usuário clica <text:span text:style-name="T163">2 vezes no item (fornecedor) selecionado;</text:span></text:p>
            <text:p text:style-name="P160"/>
            <text:p text:style-name="P160"><text:span text:style-name="T66">FP</text:span><text:span text:style-name="T78">3</text:span>- <text:span text:style-name="T155">Após o usuário clicar 2 vezes no item (fornecedor) selecionado será exibida na tela todos os dados do fornecedor.</text:span></text:p>
            <text:p text:style-name="P201"><text:soft-page-break/></text:p>
            <text:p text:style-name="P201"><text:span text:style-name="T66">FP</text:span><text:span text:style-name="T78">4</text:span>- O usuário clica no botão fechar e retorna para a tela Gerenciar F<text:span text:style-name="T167">ornecedore</text:span>s.</text:p>
          </table:table-cell>
        </table:table-row>
        <table:table-row>
          <table:table-cell table:style-name="Table19.A2" office:value-type="string">
            <text:p text:style-name="P107">Fluxos Alternativos</text:p>
          </table:table-cell>
          <table:table-cell table:style-name="Table19.B2" office:value-type="string">
            <text:p text:style-name="P199">Não se aplica</text:p>
          </table:table-cell>
        </table:table-row>
        <table:table-row>
          <table:table-cell table:style-name="Table19.A2" office:value-type="string">
            <text:p text:style-name="P107">Regras de Negócio</text:p>
          </table:table-cell>
          <table:table-cell table:style-name="Table19.B2" office:value-type="string">
            <text:p text:style-name="P199">Não se aplica</text:p>
          </table:table-cell>
        </table:table-row>
        <table:table-row>
          <table:table-cell table:style-name="Table19.A2" office:value-type="string">
            <text:p text:style-name="P107">Pós-Condições</text:p>
          </table:table-cell>
          <table:table-cell table:style-name="Table19.B2" office:value-type="string">
            <text:p text:style-name="P199">Serão exibidos os dados do f<text:span text:style-name="T167">ornecedor</text:span></text:p>
          </table:table-cell>
        </table:table-row>
        <table:table-row>
          <table:table-cell table:style-name="Table19.A2" office:value-type="string">
            <text:p text:style-name="P107">Casos de uso Dependentes</text:p>
          </table:table-cell>
          <table:table-cell table:style-name="Table19.B2" office:value-type="string">
            <text:p text:style-name="P185">Não se aplica</text:p>
          </table:table-cell>
        </table:table-row>
      </table:table>
      <text:p text:style-name="P94"/>
      <text:p text:style-name="P96"/>
      <text:p text:style-name="P96">Funcionalidade 03: Efetuar Compras</text:p>
      <text:h text:style-name="P244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7">Caso de uso</text:p>
          </table:table-cell>
          <table:table-cell table:style-name="Table21.B1" office:value-type="string">
            <text:p text:style-name="P114">Efetuar Compras</text:p>
          </table:table-cell>
        </table:table-row>
        <table:table-row>
          <table:table-cell table:style-name="Table21.A2" office:value-type="string">
            <text:p text:style-name="P107">Atores Envolvidos</text:p>
          </table:table-cell>
          <table:table-cell table:style-name="Table21.B2" office:value-type="string">
            <text:p text:style-name="P131">Gerente <text:span text:style-name="T186">e Fornecedor</text:span></text:p>
          </table:table-cell>
        </table:table-row>
        <table:table-row>
          <table:table-cell table:style-name="Table21.A2" office:value-type="string">
            <text:p text:style-name="P103"/>
            <text:p text:style-name="P103">Pré-Condições</text:p>
          </table:table-cell>
          <table:table-cell table:style-name="Table21.B2" office:value-type="string">
            <text:p text:style-name="P135"><text:span text:style-name="T66">PR1</text:span>- <text:span text:style-name="T146">O gerente deve estar na tela Gerenciar Compras.</text:span></text:p>
            <text:p text:style-name="P139"/>
          </table:table-cell>
        </table:table-row>
        <table:table-row>
          <table:table-cell table:style-name="Table2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1.B2" office:value-type="string">
            <text:p text:style-name="P144"><text:span text:style-name="T66">FP1</text:span>- <text:span text:style-name="T148">O gerente seleciona o produto;</text:span></text:p>
            <text:p text:style-name="P148"/>
            <text:p text:style-name="P148"><text:span text:style-name="T66">FP2</text:span>- <text:s/><text:span text:style-name="T149">O gerente seleciona a quantidade de produtos.</text:span></text:p>
            <text:p text:style-name="P152"/>
            <text:p text:style-name="P152"><text:span text:style-name="T66">FP3</text:span>- O <text:span text:style-name="T180">gerente</text:span> clica no botão Salvar; <text:span text:style-name="T151">[RN1]</text:span></text:p>
            <text:p text:style-name="P160"/>
            <text:p text:style-name="P160"><text:span text:style-name="T66">FP</text:span><text:span text:style-name="T72">4</text:span>- <text:s/><text:span text:style-name="T180">O gerente preenche a campo data da compra.</text:span></text:p>
            <text:p text:style-name="P160"/>
            <text:p text:style-name="P203"><text:span text:style-name="T66">FP5-</text:span> O cliente seleciona o fornecedor.</text:p>
            <text:p text:style-name="P123"/>
            <text:p text:style-name="P123">FP<text:span text:style-name="T181">6</text:span>- <text:span text:style-name="T171">O gerente clica no botão Encaminhar Pedido.</text:span></text:p>
            <text:p text:style-name="P160"/>
            <text:p text:style-name="P123">FP<text:span text:style-name="T181">7</text:span>- <text:span text:style-name="T171">Um relatório com os produtos selecionados é gerado.</text:span></text:p>
            <text:p text:style-name="P160"/>
          </table:table-cell>
        </table:table-row>
        <table:table-row>
          <table:table-cell table:style-name="Table21.A2" office:value-type="string">
            <text:p text:style-name="P107"/>
            <text:p text:style-name="P107"/>
            <text:p text:style-name="P107">Fluxos Alternativos</text:p>
          </table:table-cell>
          <table:table-cell table:style-name="Table21.B2" office:value-type="string">
            <text:p text:style-name="P160"><text:span text:style-name="T73">AF1</text:span>- S<text:span text:style-name="T180">e o cliente clicar no botão </text:span><text:span text:style-name="T85">Cancelar </text:span><text:span text:style-name="T173">será exibida a mensagem “Tem certeza que deseja cancelar a operação?”</text:span></text:p>
            <text:p text:style-name="P123">AF2- <text:span text:style-name="T171">Caso ele clique em </text:span>SIM <text:span text:style-name="T171">a operação é cancelada.</text:span></text:p>
          </table:table-cell>
        </table:table-row>
        <table:table-row>
          <table:table-cell table:style-name="Table21.A2" office:value-type="string">
            <text:p text:style-name="P107"/>
            <text:p text:style-name="P107">Regras de Negócio</text:p>
          </table:table-cell>
          <table:table-cell table:style-name="Table21.B2" office:value-type="string">
            <text:p text:style-name="P204">Não se aplica.</text:p>
          </table:table-cell>
        </table:table-row>
        <table:table-row>
          <table:table-cell table:style-name="Table21.A2" office:value-type="string">
            <text:p text:style-name="P107">Pós-Condições</text:p>
          </table:table-cell>
          <table:table-cell table:style-name="Table21.B2" office:value-type="string">
            <text:p text:style-name="P152">O <text:span text:style-name="T180">pedido é encaminhado.</text:span></text:p>
          </table:table-cell>
        </table:table-row>
        <table:table-row>
          <table:table-cell table:style-name="Table21.A2" office:value-type="string">
            <text:p text:style-name="P107">Casos de uso Dependentes</text:p>
          </table:table-cell>
          <table:table-cell table:style-name="Table21.B2" office:value-type="string">
            <text:p text:style-name="P204">Não se aplica.</text:p>
          </table:table-cell>
        </table:table-row>
      </table:table>
      <text:h text:style-name="P234" text:outline-level="2"><text:bookmark-start text:name="__RefHeading__3490_808421346"/><text:soft-page-break/><text:span text:style-name="T129">2.4. F</text:span><text:span text:style-name="T122">uncionalidade 04</text:span><text:span text:style-name="T130">(Gerenciar Veículos)</text:span><text:bookmark-end text:name="__RefHeading__3490_808421346"/></text:h>
      <text:h text:style-name="P246" text:outline-level="3"><text:bookmark-start text:name="__RefHeading__3492_808421346"/><text:span text:style-name="T140">2</text:span><text:span text:style-name="T138">.</text:span><text:span text:style-name="T140">4</text:span><text:span text:style-name="T138">.</text:span><text:span text:style-name="T137">1. Cadastrar </text:span><text:span text:style-name="T139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2">Caso de uso</text:p>
          </table:table-cell>
          <table:table-cell table:style-name="Table5.B1" office:value-type="string">
            <text:p text:style-name="P116">Cadastrar Veículo</text:p>
          </table:table-cell>
        </table:table-row>
        <table:table-row>
          <table:table-cell table:style-name="Table5.A2" office:value-type="string">
            <text:p text:style-name="P107">Atores Envolvidos</text:p>
          </table:table-cell>
          <table:table-cell table:style-name="Table5.B2" office:value-type="string">
            <text:p text:style-name="P131">Usuário</text:p>
          </table:table-cell>
        </table:table-row>
        <table:table-row>
          <table:table-cell table:style-name="Table5.A2" office:value-type="string">
            <text:p text:style-name="P107"/>
            <text:p text:style-name="P107">Pré-Condições</text:p>
          </table:table-cell>
          <table:table-cell table:style-name="Table5.B2" office:value-type="string">
            <text:p text:style-name="P135"><text:span text:style-name="T66">PR1</text:span>- <text:span text:style-name="T146">O usuário deve estar na tela Gerenciar Veículos.</text:span></text:p>
            <text:p text:style-name="P139"/>
          </table:table-cell>
        </table:table-row>
        <table:table-row>
          <table:table-cell table:style-name="Table5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5.B2" office:value-type="string">
            <text:p text:style-name="P144"><text:span text:style-name="T66">FP1</text:span>- <text:span text:style-name="T148">O usuário clica no botão Novo Veículo;</text:span></text:p>
            <text:p text:style-name="P144"/>
            <text:p text:style-name="P148"><text:span text:style-name="T66">FP2</text:span>- <text:s/><text:span text:style-name="T149">O usuário deverá preencher os campos no formulário (tipo, combustível, marca, modelo, placa, ano, observações);[RN2]</text:span></text:p>
            <text:p text:style-name="P152"/>
            <text:p text:style-name="P152"><text:span text:style-name="T66">FP3</text:span>- O usuário clica no botão Salvar; <text:span text:style-name="T151">[</text:span><text:span text:style-name="T77">RN1</text:span><text:span text:style-name="T151">]</text:span></text:p>
            <text:p text:style-name="P160"/>
            <text:p text:style-name="P160"><text:span text:style-name="T66">FP</text:span><text:span text:style-name="T72">4</text:span>- O sistema verifica na base <text:span text:style-name="T152">de dados </text:span>se <text:span text:style-name="T153">já não há um</text:span> <text:span text:style-name="T169">veículo </text:span>cadastrado <text:span text:style-name="T153">com a mesma placa</text:span>;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07">Fluxos Alternativos</text:p>
          </table:table-cell>
          <table:table-cell table:style-name="Table5.B2" office:value-type="string">
            <text:p text:style-name="P160"><text:span text:style-name="T73">AF1</text:span>- Se o <text:span text:style-name="T169">veículo </text:span>já estiver cadastrado <text:span text:style-name="T152">será</text:span> exibida a mensagem: “<text:span text:style-name="T169">veículo </text:span>já existe!”</text:p>
            <text:p text:style-name="P160"/>
            <text:p text:style-name="P168"><text:span text:style-name="T66">AF</text:span><text:span text:style-name="T73">2</text:span>- Caso o usuário informe um número de <text:span text:style-name="T169">placa </text:span>inferior há <text:span text:style-name="T169">7 </text:span>dígitos será exibida a mensagem: “<text:span text:style-name="T169">placa </text:span>inválid<text:span text:style-name="T169">a</text:span>!” </text:p>
          </table:table-cell>
        </table:table-row>
        <table:table-row>
          <table:table-cell table:style-name="Table5.A2" office:value-type="string">
            <text:p text:style-name="P107"/>
            <text:p text:style-name="P107"/>
            <text:p text:style-name="P107">Regras de Negócio</text:p>
          </table:table-cell>
          <table:table-cell table:style-name="Table5.B2" office:value-type="string">
            <text:p text:style-name="P152"><text:span text:style-name="T66">RN1</text:span>- O botão Salvar só ficará ativado após serem preenchidos <text:span text:style-name="T169">todos os campos exceto observações</text:span>.</text:p>
            <text:p text:style-name="P157"/>
            <text:p text:style-name="P177"><text:span text:style-name="T66">RN2</text:span>- <text:span text:style-name="T169">A placa </text:span>deve conter <text:span text:style-name="T169">7 </text:span>dígitos.</text:p>
          </table:table-cell>
        </table:table-row>
        <table:table-row>
          <table:table-cell table:style-name="Table5.A2" office:value-type="string">
            <text:p text:style-name="P107">Pós-Condições</text:p>
          </table:table-cell>
          <table:table-cell table:style-name="Table5.B2" office:value-type="string">
            <text:p text:style-name="P157">O <text:span text:style-name="T169">veículo</text:span> estará cadas<text:span text:style-name="T169">trado;</text:span></text:p>
          </table:table-cell>
        </table:table-row>
        <table:table-row>
          <table:table-cell table:style-name="Table5.A2" office:value-type="string">
            <text:p text:style-name="P107">Casos de uso Dependentes</text:p>
          </table:table-cell>
          <table:table-cell table:style-name="Table5.B2" office:value-type="string">
            <text:p text:style-name="P180">UC 1.2, UC1.3, UC 1.4</text:p>
          </table:table-cell>
        </table:table-row>
      </table:table>
      <text:h text:style-name="P244" text:outline-level="3"/>
      <text:h text:style-name="P244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7">Caso de uso</text:p>
          </table:table-cell>
          <table:table-cell table:style-name="Table6.B1" office:value-type="string">
            <text:p text:style-name="P119">Excluir Veículo</text:p>
          </table:table-cell>
        </table:table-row>
        <table:table-row>
          <table:table-cell table:style-name="Table6.A2" office:value-type="string">
            <text:p text:style-name="P107">Atores Envolvidos</text:p>
          </table:table-cell>
          <table:table-cell table:style-name="Table6.B2" office:value-type="string">
            <text:p text:style-name="P131">Usuário</text:p>
          </table:table-cell>
        </table:table-row>
        <table:table-row>
          <table:table-cell table:style-name="Table6.A2" office:value-type="string">
            <text:p text:style-name="P107"/>
            <text:p text:style-name="P107"/>
            <text:p text:style-name="P107">Pré-Condições</text:p>
          </table:table-cell>
          <table:table-cell table:style-name="Table6.B2" office:value-type="string">
            <text:p text:style-name="P135"><text:span text:style-name="T66">PR1</text:span>- <text:span text:style-name="T146">O usuário deve estar na tela Gerenciar Veículos;</text:span></text:p>
            <text:p text:style-name="P135"/>
            <text:p text:style-name="P182"><text:span text:style-name="T66">PR2</text:span>- O <text:span text:style-name="T170">veículo </text:span>deve <text:span text:style-name="T154">estar</text:span> cadastrado no sistema;</text:p>
          </table:table-cell>
        </table:table-row>
        <table:table-row>
          <table:table-cell table:style-name="Table6.A2" office:value-type="string">
            <text:p text:style-name="P107"/>
            <text:p text:style-name="P107"><text:soft-page-break/></text:p>
            <text:p text:style-name="P107"/>
            <text:p text:style-name="P107"/>
            <text:p text:style-name="P107">Fluxo Principal</text:p>
          </table:table-cell>
          <table:table-cell table:style-name="Table6.B2" office:value-type="string">
            <text:p text:style-name="P144"><text:span text:style-name="T66">FP1</text:span>- <text:span text:style-name="T148">O usuário seleciona um dos itens </text:span><text:soft-page-break/><text:span text:style-name="T148">“veículos” da lista Veículos cadastrados;</text:span></text:p>
            <text:p text:style-name="P144"/>
            <text:p text:style-name="P152"><text:span text:style-name="T66">FP</text:span><text:span text:style-name="T74">2</text:span>- O usuário clica no botão <text:span text:style-name="T155">Excluir</text:span>; <text:span text:style-name="T151">[</text:span><text:span text:style-name="T77">RN1</text:span><text:span text:style-name="T151">]</text:span></text:p>
            <text:p text:style-name="P160"/>
            <text:p text:style-name="P160"><text:span text:style-name="T66">FP</text:span><text:span text:style-name="T83">3</text:span><text:span text:style-name="T172">-</text:span> <text:span text:style-name="T155">Após o usuário clicar no botão Excluir será exibida a mensagem “ Tem certeza que deseja excluir este veículo? ”</text:span></text:p>
            <text:p text:style-name="P188"/>
            <text:p text:style-name="P188"><text:span text:style-name="T66">FP</text:span><text:span text:style-name="T83">4</text:span>- O usuário clica no botão Sim e o <text:span text:style-name="T177">veículo </text:span>é excluido e retorna <text:span text:style-name="T177">par</text:span>a tela Gerenci<text:span text:style-name="T161">ar Veículos</text:span>.<text:span text:style-name="T161">[</text:span><text:span text:style-name="T75">AF1</text:span><text:span text:style-name="T161">]</text:span></text:p>
          </table:table-cell>
        </table:table-row>
        <table:table-row>
          <table:table-cell table:style-name="Table6.A2" office:value-type="string">
            <text:p text:style-name="P107"/>
            <text:p text:style-name="P107">Fluxos Alternativos</text:p>
          </table:table-cell>
          <table:table-cell table:style-name="Table6.B2" office:value-type="string">
            <text:p text:style-name="P160"><text:span text:style-name="T73">AF1</text:span>- <text:span text:style-name="T155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7"/>
            <text:p text:style-name="P107">Regras de Negócio</text:p>
          </table:table-cell>
          <table:table-cell table:style-name="Table6.B2" office:value-type="string">
            <text:p text:style-name="P152"><text:span text:style-name="T66">RN1</text:span>- O botão <text:span text:style-name="T151">Excluir </text:span>só ficará ativado após ser <text:span text:style-name="T151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7">Pós-Condições</text:p>
          </table:table-cell>
          <table:table-cell table:style-name="Table6.B2" office:value-type="string">
            <text:p text:style-name="P157">O <text:span text:style-name="T177">veículo</text:span> estará <text:span text:style-name="T155">excluído</text:span></text:p>
          </table:table-cell>
        </table:table-row>
        <table:table-row>
          <table:table-cell table:style-name="Table6.A2" office:value-type="string">
            <text:p text:style-name="P107">Casos de uso Dependentes</text:p>
          </table:table-cell>
          <table:table-cell table:style-name="Table6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44" text:outline-level="3"><text:bookmark-start text:name="__RefHeading__3496_808421346"/><text:span text:style-name="T179">2.4.3</text:span>. <text:span text:style-name="T150">Editar</text:span> <text:span text:style-name="T150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7">Caso de uso</text:p>
          </table:table-cell>
          <table:table-cell table:style-name="Table7.B1" office:value-type="string">
            <text:p text:style-name="P121">Editar Veículos</text:p>
          </table:table-cell>
        </table:table-row>
        <table:table-row>
          <table:table-cell table:style-name="Table7.A2" office:value-type="string">
            <text:p text:style-name="P107">Atores Envolvidos</text:p>
          </table:table-cell>
          <table:table-cell table:style-name="Table7.B2" office:value-type="string">
            <text:p text:style-name="P131">Usuário</text:p>
          </table:table-cell>
        </table:table-row>
        <table:table-row>
          <table:table-cell table:style-name="Table7.A2" office:value-type="string">
            <text:p text:style-name="P107"/>
            <text:p text:style-name="P107">Pré-Condições</text:p>
          </table:table-cell>
          <table:table-cell table:style-name="Table7.B2" office:value-type="string">
            <text:p text:style-name="P135"><text:span text:style-name="T66">PR1</text:span>- <text:span text:style-name="T146">O usuário deve estar na tela Gerenciar Veículos;</text:span></text:p>
            <text:p text:style-name="P135"/>
            <text:p text:style-name="P182"><text:span text:style-name="T66">PR2</text:span>- O <text:span text:style-name="T177">veículo</text:span> deve <text:span text:style-name="T154">estar</text:span> cadastrado no sistema;</text:p>
          </table:table-cell>
        </table:table-row>
        <table:table-row>
          <table:table-cell table:style-name="Table7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7.B2" office:value-type="string">
            <text:p text:style-name="P144"><text:span text:style-name="T66">FP1</text:span>- <text:span text:style-name="T148">O usuário seleciona um dos itens “veículo” da lista Veículos cadastrados;</text:span></text:p>
            <text:p text:style-name="P144"/>
            <text:p text:style-name="P152"><text:span text:style-name="T66">FP</text:span><text:span text:style-name="T74">2</text:span>- O usuário clica no botão <text:span text:style-name="T162">Alterar</text:span>;<text:span text:style-name="T151">[RN1]</text:span></text:p>
            <text:p text:style-name="P160"/>
            <text:p text:style-name="P160"><text:span text:style-name="T66">FP</text:span><text:span text:style-name="T83">3</text:span>- <text:span text:style-name="T155">Após o usuário clicar no botão Alterar será exibida a mensagem “Tem certeza que deseja editar este veículo?”</text:span></text:p>
            <text:p text:style-name="P188"/>
            <text:p text:style-name="P188"><text:span text:style-name="T66">FP</text:span><text:span text:style-name="T83">4</text:span>- O usuário <text:span text:style-name="T162">clica no botão Sim e é </text:span>redirecionado para tela de cadastro onde todos os campos já estarão preenchidos; <text:span text:style-name="T162">[</text:span><text:span text:style-name="T79">AF1</text:span><text:span text:style-name="T162">]</text:span></text:p>
            <text:p text:style-name="P196"/>
            <text:p text:style-name="P196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7"/>
            <text:p text:style-name="P107">Fluxos Alternativos</text:p>
          </table:table-cell>
          <table:table-cell table:style-name="Table7.B2" office:value-type="string">
            <text:p text:style-name="P160"><text:span text:style-name="T73">AF1</text:span>- <text:span text:style-name="T155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7"/>
            <text:p text:style-name="P107">Regras de Negócio</text:p>
          </table:table-cell>
          <table:table-cell table:style-name="Table7.B2" office:value-type="string">
            <text:p text:style-name="P152"><text:span text:style-name="T66">RN1</text:span>- O botão <text:span text:style-name="T162">Alterar </text:span>só ficará ativado após ser <text:span text:style-name="T151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7">Pós-Condições</text:p>
          </table:table-cell>
          <table:table-cell table:style-name="Table7.B2" office:value-type="string">
            <text:p text:style-name="P157">O <text:span text:style-name="T178">veículo </text:span>estará <text:span text:style-name="T162">alterado.</text:span></text:p>
          </table:table-cell>
        </table:table-row>
        <table:table-row>
          <table:table-cell table:style-name="Table7.A2" office:value-type="string">
            <text:p text:style-name="P107">Casos de uso Dependentes</text:p>
          </table:table-cell>
          <table:table-cell table:style-name="Table7.B2" office:value-type="string">
            <text:p text:style-name="P185">Não se aplica</text:p>
          </table:table-cell>
        </table:table-row>
      </table:table>
      <text:p text:style-name="P84"/>
      <text:p text:style-name="P73"/>
      <text:h text:style-name="P244" text:outline-level="3"><text:span text:style-name="T179">2.4.4</text:span>. <text:span text:style-name="T150">Consultar</text:span> <text:span text:style-name="T150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7">Caso de uso</text:p>
          </table:table-cell>
          <table:table-cell table:style-name="Table8.B1" office:value-type="string">
            <text:p text:style-name="P115">Consultar Veículo</text:p>
          </table:table-cell>
        </table:table-row>
        <table:table-row>
          <table:table-cell table:style-name="Table8.A2" office:value-type="string">
            <text:p text:style-name="P107">Atores Envolvidos</text:p>
          </table:table-cell>
          <table:table-cell table:style-name="Table8.B2" office:value-type="string">
            <text:p text:style-name="P131">Usuário</text:p>
          </table:table-cell>
        </table:table-row>
        <table:table-row>
          <table:table-cell table:style-name="Table8.A2" office:value-type="string">
            <text:p text:style-name="P107"/>
            <text:p text:style-name="P107"/>
            <text:p text:style-name="P107">Pré-Condições</text:p>
          </table:table-cell>
          <table:table-cell table:style-name="Table8.B2" office:value-type="string">
            <text:p text:style-name="P135"><text:span text:style-name="T66">PR1</text:span>- <text:span text:style-name="T146">O usuário deve estar na tela Gerenciar Veículos;</text:span></text:p>
            <text:p text:style-name="P135"/>
            <text:p text:style-name="P182"><text:span text:style-name="T66">PR2</text:span>- O <text:span text:style-name="T178">veículo </text:span>deve <text:span text:style-name="T154">estar</text:span> cadastrado no sistema;</text:p>
          </table:table-cell>
        </table:table-row>
        <table:table-row>
          <table:table-cell table:style-name="Table8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8.B2" office:value-type="string">
            <text:p text:style-name="P144"><text:span text:style-name="T66">FP1</text:span>- <text:span text:style-name="T148">O usuário seleciona um dos itens “veículo” da lista Veículos cadastrados;</text:span></text:p>
            <text:p text:style-name="P144"/>
            <text:p text:style-name="P152"><text:span text:style-name="T66">FP</text:span><text:span text:style-name="T74">2</text:span>- O usuário clica <text:span text:style-name="T163">2 vezes no item “veículo” selecionado;</text:span></text:p>
            <text:p text:style-name="P160"/>
            <text:p text:style-name="P160"><text:span text:style-name="T66">FP</text:span><text:span text:style-name="T83">3</text:span>- <text:span text:style-name="T155">Após o usuário clicar 2 vezes no item “veículo” selecionado será exibida na tela todos os dados do veículo;</text:span></text:p>
            <text:p text:style-name="P201"/>
            <text:p text:style-name="P201"><text:span text:style-name="T66">FP</text:span><text:span text:style-name="T83">4</text:span>- O usuário clica no botão fechar e retorna para a tela Gerenciar <text:span text:style-name="T178">Veículos</text:span>.</text:p>
          </table:table-cell>
        </table:table-row>
        <table:table-row>
          <table:table-cell table:style-name="Table8.A2" office:value-type="string">
            <text:p text:style-name="P107">Fluxos Alternativos</text:p>
          </table:table-cell>
          <table:table-cell table:style-name="Table8.B2" office:value-type="string">
            <text:p text:style-name="P199">Não se aplica</text:p>
          </table:table-cell>
        </table:table-row>
        <table:table-row>
          <table:table-cell table:style-name="Table8.A2" office:value-type="string">
            <text:p text:style-name="P107">Regras de Negócio</text:p>
          </table:table-cell>
          <table:table-cell table:style-name="Table8.B2" office:value-type="string">
            <text:p text:style-name="P199">Não se aplica</text:p>
          </table:table-cell>
        </table:table-row>
        <table:table-row>
          <table:table-cell table:style-name="Table8.A2" office:value-type="string">
            <text:p text:style-name="P107">Pós-Condições</text:p>
          </table:table-cell>
          <table:table-cell table:style-name="Table8.B2" office:value-type="string">
            <text:p text:style-name="P199">Serão exibidos os dados do funcionário</text:p>
          </table:table-cell>
        </table:table-row>
        <table:table-row>
          <table:table-cell table:style-name="Table8.A2" office:value-type="string">
            <text:p text:style-name="P107">Casos de uso Dependentes</text:p>
          </table:table-cell>
          <table:table-cell table:style-name="Table8.B2" office:value-type="string">
            <text:p text:style-name="P185">Não se aplica</text:p>
          </table:table-cell>
        </table:table-row>
      </table:table>
      <text:p text:style-name="P84"/>
      <text:p text:style-name="P97"/>
      <text:p text:style-name="P97"/>
      <text:p text:style-name="P97"/>
      <text:p text:style-name="P97"/>
      <text:h text:style-name="P235" text:outline-level="2"><text:soft-page-break/><text:span text:style-name="T126">2.</text:span><text:span text:style-name="T128">5</text:span><text:span text:style-name="T123">. </text:span><text:span text:style-name="T124">Funcionalidade 0</text:span><text:span text:style-name="T127">5</text:span><text:span text:style-name="T124"> </text:span><text:span text:style-name="T125">(Gerenciar </text:span><text:span text:style-name="T127">Usuários</text:span><text:span text:style-name="T125">)</text:span></text:h>
      <text:h text:style-name="P248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4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0">Caso de uso</text:p>
          </table:table-cell>
          <table:table-cell table:style-name="Table27.B1" office:value-type="string">
            <text:p text:style-name="P118">Cadastrar Usuário</text:p>
          </table:table-cell>
        </table:table-row>
        <table:table-row>
          <table:table-cell table:style-name="Table27.A2" office:value-type="string">
            <text:p text:style-name="P110">Atores Envolvidos</text:p>
          </table:table-cell>
          <table:table-cell table:style-name="Table27.B2" office:value-type="string">
            <text:p text:style-name="P133">Usuário </text:p>
          </table:table-cell>
        </table:table-row>
        <table:table-row>
          <table:table-cell table:style-name="Table27.A2" office:value-type="string">
            <text:p text:style-name="P105"/>
            <text:p text:style-name="P105">Pré-Condições</text:p>
          </table:table-cell>
          <table:table-cell table:style-name="Table27.B2" office:value-type="string">
            <text:p text:style-name="P137"><text:span text:style-name="T66">PR1</text:span>- <text:span text:style-name="T146">O usuário deve estar na tela Gerenciar Usuário.</text:span></text:p>
            <text:p text:style-name="P142"/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7.B2" office:value-type="string">
            <text:p text:style-name="P146"><text:span text:style-name="T66">FP1</text:span>- <text:span text:style-name="T148">O usuário informa seu nome, um login e a senha.</text:span></text:p>
            <text:p text:style-name="P150"/>
            <text:p text:style-name="P150"><text:span text:style-name="T66">FP2</text:span>- <text:s/><text:span text:style-name="T149">O usuário confirma a senha.[RN1]</text:span></text:p>
            <text:p text:style-name="P155"/>
            <text:p text:style-name="P155"><text:span text:style-name="T66">FP3</text:span>- O usuário clica no botão Salvar; <text:span text:style-name="T151">[RN2]</text:span></text:p>
            <text:p text:style-name="P162"/>
            <text:p text:style-name="P162"><text:span text:style-name="T66">FP</text:span><text:span text:style-name="T72">4</text:span>- O sistema verifica na base <text:span text:style-name="T152">de dados </text:span>se <text:span text:style-name="T153">já não há um</text:span> <text:span text:style-name="T190">usuário </text:span>cadastrado <text:span text:style-name="T153">com a mesma senha</text:span>;</text:p>
            <text:p text:style-name="P166"/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/>
            <text:p text:style-name="P110">Fluxos Alternativos</text:p>
          </table:table-cell>
          <table:table-cell table:style-name="Table27.B2" office:value-type="string">
            <text:p text:style-name="P162"><text:span text:style-name="T73">AF1</text:span>- Se o <text:span text:style-name="T190">usuário</text:span> já estiver cadastrado <text:span text:style-name="T152">será</text:span> exibida a mensagem: “<text:span text:style-name="T190">Usuário</text:span> já existe!”</text:p>
            <text:p text:style-name="P171"/>
            <text:p text:style-name="P171"><text:span text:style-name="T66">AF</text:span><text:span text:style-name="T73">2</text:span>- Caso o usuário informe um número de <text:span text:style-name="T190">senha </text:span>inferior há <text:span text:style-name="T190">6</text:span> dígitos, <text:span text:style-name="T190">superior a 10 ou que contenha apenas números ou apenas letras</text:span> será exibida a mensagem: “<text:span text:style-name="T190">Senha</text:span> inválid<text:span text:style-name="T190">a</text:span>!” </text:p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>Regras de Negócio</text:p>
          </table:table-cell>
          <table:table-cell table:style-name="Table27.B2" office:value-type="string">
            <text:p text:style-name="P155"><text:span text:style-name="T66">RN1</text:span>- <text:span text:style-name="T190">A senha deve possuir no mínimo 6 caracteres(números e letras) e no máximo 10.</text:span></text:p>
            <text:p text:style-name="P176"/>
            <text:p text:style-name="P176"><text:span text:style-name="T66">RN2</text:span>- O <text:span text:style-name="T190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0">Pós-Condições</text:p>
          </table:table-cell>
          <table:table-cell table:style-name="Table27.B2" office:value-type="string">
            <text:p text:style-name="P155">O <text:span text:style-name="T190">usuário</text:span> estará cadastrado.</text:p>
          </table:table-cell>
        </table:table-row>
        <table:table-row>
          <table:table-cell table:style-name="Table27.A2" office:value-type="string">
            <text:p text:style-name="P110">Casos de uso Dependentes</text:p>
          </table:table-cell>
          <table:table-cell table:style-name="Table27.B2" office:value-type="string">
            <text:p text:style-name="P213">Não se aplica.</text:p>
          </table:table-cell>
        </table:table-row>
      </table:table>
      <text:p text:style-name="P85"/>
      <text:p text:style-name="P79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Funcionalidade 06: Gerenciar Produtos </text:p>
      <text:h text:style-name="P245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8">Caso de uso</text:p>
          </table:table-cell>
          <table:table-cell table:style-name="Table10.B1" office:value-type="string">
            <text:p text:style-name="P117">Cadastrar Produto</text:p>
          </table:table-cell>
        </table:table-row>
        <table:table-row>
          <table:table-cell table:style-name="Table10.A2" office:value-type="string">
            <text:p text:style-name="P108">Atores Envolvidos</text:p>
          </table:table-cell>
          <table:table-cell table:style-name="Table10.B2" office:value-type="string">
            <text:p text:style-name="P132">Usuário </text:p>
          </table:table-cell>
        </table:table-row>
        <table:table-row>
          <table:table-cell table:style-name="Table10.A2" office:value-type="string">
            <text:p text:style-name="P104"/>
            <text:p text:style-name="P104">Pré-Condições</text:p>
          </table:table-cell>
          <table:table-cell table:style-name="Table10.B2" office:value-type="string">
            <text:p text:style-name="P136"><text:span text:style-name="T66">PR1</text:span>- <text:span text:style-name="T146">O usuário deve estar na tela Gerenciar Produtos.</text:span></text:p>
            <text:p text:style-name="P140"/>
          </table:table-cell>
        </table:table-row>
        <table:table-row>
          <table:table-cell table:style-name="Table10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0.B2" office:value-type="string">
            <text:p text:style-name="P145"><text:span text:style-name="T66">FP1</text:span>- <text:span text:style-name="T148">O usuário clica no botão Novo Produto;</text:span></text:p>
            <text:p text:style-name="P149"/>
            <text:p text:style-name="P149"><text:span text:style-name="T66">FP2</text:span>- <text:s/><text:span text:style-name="T149">O usuário deverá preencher os campos no formulário (descrição, código, preço unitário e categoria )</text:span></text:p>
            <text:p text:style-name="P153"/>
            <text:p text:style-name="P153"><text:span text:style-name="T66">FP3</text:span>- O usuário clica no botão Salvar; <text:span text:style-name="T151">[RN1]</text:span></text:p>
            <text:p text:style-name="P161"/>
            <text:p text:style-name="P161"><text:span text:style-name="T66">FP</text:span><text:span text:style-name="T72">4</text:span>- O sistema verifica na base <text:span text:style-name="T152">de dados </text:span>se <text:span text:style-name="T153">já não há um produto </text:span>cadastrado <text:span text:style-name="T153">com o mesmo código</text:span>;</text:p>
            <text:p text:style-name="P165"/>
          </table:table-cell>
        </table:table-row>
        <table:table-row>
          <table:table-cell table:style-name="Table10.A2" office:value-type="string">
            <text:p text:style-name="P108">Fluxos Alternativos</text:p>
          </table:table-cell>
          <table:table-cell table:style-name="Table10.B2" office:value-type="string">
            <text:p text:style-name="P161"><text:span text:style-name="T73">AF1</text:span>- Se o <text:span text:style-name="T183">produto </text:span>já estiver cadastrado <text:span text:style-name="T152">será</text:span> exibida a mensagem: “<text:span text:style-name="T183">Produto </text:span>já existe!”</text:p>
            <text:p text:style-name="P169"/>
          </table:table-cell>
        </table:table-row>
        <table:table-row>
          <table:table-cell table:style-name="Table10.A2" office:value-type="string">
            <text:p text:style-name="P108"/>
            <text:p text:style-name="P108"/>
            <text:p text:style-name="P108">Regras de Negócio</text:p>
          </table:table-cell>
          <table:table-cell table:style-name="Table10.B2" office:value-type="string">
            <text:p text:style-name="P153"><text:span text:style-name="T66">RN1</text:span>- O botão Salvar só ficará ativado após serem preenchidos os campos <text:span text:style-name="T183">código e</text:span> <text:span text:style-name="T183">preço unitário</text:span>.</text:p>
            <text:p text:style-name="P175"/>
          </table:table-cell>
        </table:table-row>
        <table:table-row>
          <table:table-cell table:style-name="Table10.A2" office:value-type="string">
            <text:p text:style-name="P108">Pós-Condições</text:p>
          </table:table-cell>
          <table:table-cell table:style-name="Table10.B2" office:value-type="string">
            <text:p text:style-name="P153">O <text:span text:style-name="T183">produto</text:span> estará cadastrado.</text:p>
          </table:table-cell>
        </table:table-row>
        <table:table-row>
          <table:table-cell table:style-name="Table10.A2" office:value-type="string">
            <text:p text:style-name="P108">Casos de uso Dependentes</text:p>
          </table:table-cell>
          <table:table-cell table:style-name="Table10.B2" office:value-type="string">
            <text:p text:style-name="P179">UC <text:span text:style-name="T183">6</text:span>.2, UC <text:span text:style-name="T183">6</text:span>.3, UC <text:span text:style-name="T183">6</text:span>.4</text:p>
          </table:table-cell>
        </table:table-row>
      </table:table>
      <text:p text:style-name="P100"/>
      <text:p text:style-name="P2"/>
      <text:p text:style-name="P2"><text:span text:style-name="T135">2</text:span><text:span text:style-name="T131">.</text:span><text:span text:style-name="T135">6</text:span><text:span text:style-name="T131">.</text:span><text:span text:style-name="T135">1</text:span><text:span text:style-name="T132">. Excluir </text:span><text:span text:style-name="T133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8">Caso de uso</text:p>
          </table:table-cell>
          <table:table-cell table:style-name="Table11.B1" office:value-type="string">
            <text:p text:style-name="P120">Excluir Produto</text:p>
          </table:table-cell>
        </table:table-row>
        <table:table-row>
          <table:table-cell table:style-name="Table11.A2" office:value-type="string">
            <text:p text:style-name="P108">Atores Envolvidos</text:p>
          </table:table-cell>
          <table:table-cell table:style-name="Table11.B2" office:value-type="string">
            <text:p text:style-name="P132">Usuário</text:p>
          </table:table-cell>
        </table:table-row>
        <table:table-row>
          <table:table-cell table:style-name="Table11.A2" office:value-type="string">
            <text:p text:style-name="P108"/>
            <text:p text:style-name="P108"/>
            <text:p text:style-name="P108">Pré-Condições</text:p>
          </table:table-cell>
          <table:table-cell table:style-name="Table11.B2" office:value-type="string">
            <text:p text:style-name="P136"><text:span text:style-name="T66">PR1</text:span>- <text:span text:style-name="T146">O usuário deve estar na tela Gerenciar Produtos;</text:span></text:p>
            <text:p text:style-name="P183"/>
            <text:p text:style-name="P183"><text:span text:style-name="T66">PR2</text:span>- O <text:span text:style-name="T183">produto </text:span>deve <text:span text:style-name="T154">estar</text:span> cadastrado no sistema;</text:p>
          </table:table-cell>
        </table:table-row>
        <table:table-row>
          <table:table-cell table:style-name="Table11.A2" office:value-type="string">
            <text:p text:style-name="P108"/>
            <text:p text:style-name="P108"/>
            <text:p text:style-name="P108"/>
            <text:p text:style-name="P108"/>
            <text:p text:style-name="P108"><text:soft-page-break/></text:p>
            <text:p text:style-name="P108">Fluxo Principal</text:p>
          </table:table-cell>
          <table:table-cell table:style-name="Table11.B2" office:value-type="string">
            <text:p text:style-name="P145"><text:span text:style-name="T66">FP1</text:span>- <text:span text:style-name="T148">O usuário seleciona um dos itens (produto) da lista Produtos Cadastrados;</text:span></text:p>
            <text:p text:style-name="P153"/>
            <text:p text:style-name="P153"><text:span text:style-name="T66">FP</text:span><text:span text:style-name="T74">2</text:span>- O usuário clica no botão <text:span text:style-name="T155">Excluir</text:span>; <text:span text:style-name="T151">[RN1]</text:span></text:p>
            <text:p text:style-name="P161"><text:soft-page-break/></text:p>
            <text:p text:style-name="P161"><text:span text:style-name="T66">FP</text:span><text:span text:style-name="T72">4</text:span>- <text:span text:style-name="T155">Após o usuário clicar no botão Excluir será exibida a mensagem “Tem certeza que deseja excluir este produto? ”</text:span></text:p>
            <text:p text:style-name="P189"/>
            <text:p text:style-name="P189"><text:span text:style-name="T66">FP5</text:span>- O usuário clica no botão <text:span text:style-name="T156">Sim</text:span><text:span text:style-name="T160">,</text:span> o funcionário é excluído e retorna a tela Gerenci<text:span text:style-name="T161">ar Produtos</text:span> <text:span text:style-name="T161">[</text:span><text:span text:style-name="T75">AF1</text:span><text:span text:style-name="T161">]</text:span></text:p>
          </table:table-cell>
        </table:table-row>
        <table:table-row>
          <table:table-cell table:style-name="Table11.A2" office:value-type="string">
            <text:p text:style-name="P108"/>
            <text:p text:style-name="P108">Fluxos Alternativos</text:p>
          </table:table-cell>
          <table:table-cell table:style-name="Table11.B2" office:value-type="string">
            <text:p text:style-name="P161"><text:span text:style-name="T73">AF1</text:span>- <text:span text:style-name="T155">Se o usuário clicar no botão </text:span><text:span text:style-name="T157">Não</text:span><text:span text:style-name="T155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8"/>
            <text:p text:style-name="P108">Regras de Negócio</text:p>
          </table:table-cell>
          <table:table-cell table:style-name="Table11.B2" office:value-type="string">
            <text:p text:style-name="P153"><text:span text:style-name="T66">RN1</text:span>- O botão <text:span text:style-name="T151">Excluir </text:span>só ficará ativado após ser <text:span text:style-name="T151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8">Pós-Condições</text:p>
          </table:table-cell>
          <table:table-cell table:style-name="Table11.B2" office:value-type="string">
            <text:p text:style-name="P158">O <text:span text:style-name="T183">produto</text:span> estará <text:span text:style-name="T155">excluído</text:span></text:p>
          </table:table-cell>
        </table:table-row>
        <table:table-row>
          <table:table-cell table:style-name="Table11.A2" office:value-type="string">
            <text:p text:style-name="P108">Casos de uso Dependentes</text:p>
          </table:table-cell>
          <table:table-cell table:style-name="Table11.B2" office:value-type="string">
            <text:p text:style-name="P186">Não se aplica</text:p>
          </table:table-cell>
        </table:table-row>
      </table:table>
      <text:p text:style-name="P100"/>
      <text:h text:style-name="P245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8">Caso de uso</text:p>
          </table:table-cell>
          <table:table-cell table:style-name="Table12.B1" office:value-type="string">
            <text:p text:style-name="P122">Editar Produto</text:p>
          </table:table-cell>
        </table:table-row>
        <table:table-row>
          <table:table-cell table:style-name="Table12.A2" office:value-type="string">
            <text:p text:style-name="P108">Atores Envolvidos</text:p>
          </table:table-cell>
          <table:table-cell table:style-name="Table12.B2" office:value-type="string">
            <text:p text:style-name="P132">Usuário 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>Pré-Condições</text:p>
          </table:table-cell>
          <table:table-cell table:style-name="Table12.B2" office:value-type="string">
            <text:p text:style-name="P136"><text:span text:style-name="T66">PR1</text:span>- <text:span text:style-name="T146">O usuário deve estar na tela Gerenciar Produtos;</text:span></text:p>
            <text:p text:style-name="P186"/>
            <text:p text:style-name="P183"><text:span text:style-name="T66">PR2</text:span>- O <text:span text:style-name="T184">produto</text:span> deve <text:span text:style-name="T154">estar</text:span> cadastrado no sistema;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2.B2" office:value-type="string">
            <text:p text:style-name="P145"><text:span text:style-name="T66">FP1</text:span>- <text:span text:style-name="T148">O usuário seleciona um dos itens (produto) da lista Produtos Cadastrados;</text:span></text:p>
            <text:p text:style-name="P158"/>
            <text:p text:style-name="P158"><text:span text:style-name="T66">FP</text:span><text:span text:style-name="T74">2</text:span>- O usuário clica no botão <text:span text:style-name="T162">Alterar</text:span>; <text:span text:style-name="T151">[</text:span><text:span text:style-name="T77">RN1</text:span><text:span text:style-name="T151">]</text:span></text:p>
            <text:p text:style-name="P165"/>
            <text:p text:style-name="P161"><text:span text:style-name="T66">FP</text:span><text:span text:style-name="T78">3</text:span>- <text:span text:style-name="T155">Após o usuário clicar no botão Alterar será exibida a mensagem “Tem certeza que deseja editar este produto?”</text:span></text:p>
            <text:p text:style-name="P192"/>
            <text:p text:style-name="P189"><text:span text:style-name="T66">FP</text:span><text:span text:style-name="T78">4</text:span>- O usuário <text:span text:style-name="T162">clica no botão </text:span><text:span text:style-name="T158">Sim</text:span><text:span text:style-name="T162"> e é </text:span>redirecionado para tela de cadastro onde todos os campos já estarão preenchidos; <text:span text:style-name="T162">[</text:span><text:span text:style-name="T79">AF1</text:span><text:span text:style-name="T162">]</text:span></text:p>
            <text:p text:style-name="P194"/>
            <text:p text:style-name="P197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>Fluxos Alternativos</text:p>
          </table:table-cell>
          <table:table-cell table:style-name="Table12.B2" office:value-type="string">
            <text:p text:style-name="P161"><text:span text:style-name="T73">AF1</text:span>- <text:span text:style-name="T155">Se o usuário clicar no botão </text:span><text:span text:style-name="T157">Não</text:span><text:span text:style-name="T155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8"/>
            <text:p text:style-name="P108">Regras de Negócio</text:p>
          </table:table-cell>
          <table:table-cell table:style-name="Table12.B2" office:value-type="string">
            <text:p text:style-name="P153"><text:span text:style-name="T66">RN1</text:span>- O botão <text:span text:style-name="T162">Alterar </text:span>só ficará ativado após ser <text:span text:style-name="T151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8">Pós-Condições</text:p>
          </table:table-cell>
          <table:table-cell table:style-name="Table12.B2" office:value-type="string">
            <text:p text:style-name="P158">O <text:span text:style-name="T184">produto</text:span> estará <text:span text:style-name="T162">alterado.</text:span></text:p>
          </table:table-cell>
        </table:table-row>
        <table:table-row>
          <table:table-cell table:style-name="Table12.A2" office:value-type="string">
            <text:p text:style-name="P108">Casos de uso Dependentes</text:p>
          </table:table-cell>
          <table:table-cell table:style-name="Table12.B2" office:value-type="string">
            <text:p text:style-name="P186">Não se aplica</text:p>
          </table:table-cell>
        </table:table-row>
      </table:table>
      <text:p text:style-name="P100"/>
      <text:h text:style-name="P245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8">Caso de uso</text:p>
          </table:table-cell>
          <table:table-cell table:style-name="Table20.B1" office:value-type="string">
            <text:p text:style-name="P125">Verificar Produto</text:p>
          </table:table-cell>
        </table:table-row>
        <table:table-row>
          <table:table-cell table:style-name="Table20.A2" office:value-type="string">
            <text:p text:style-name="P108">Atores Envolvidos</text:p>
          </table:table-cell>
          <table:table-cell table:style-name="Table20.B2" office:value-type="string">
            <text:p text:style-name="P132">Usuário</text:p>
          </table:table-cell>
        </table:table-row>
        <table:table-row>
          <table:table-cell table:style-name="Table20.A2" office:value-type="string">
            <text:p text:style-name="P108"/>
            <text:p text:style-name="P108"/>
            <text:p text:style-name="P108">Pré-Condições</text:p>
          </table:table-cell>
          <table:table-cell table:style-name="Table20.B2" office:value-type="string">
            <text:p text:style-name="P136"><text:span text:style-name="T66">PR1</text:span>- <text:span text:style-name="T146">O usuário deve estar na tela Gerenciar Produtos;</text:span></text:p>
            <text:p text:style-name="P136"/>
            <text:p text:style-name="P183"><text:span text:style-name="T66">PR2</text:span>- O <text:span text:style-name="T184">produto</text:span> deve <text:span text:style-name="T154">estar</text:span> cadastrado no sistema;</text:p>
          </table:table-cell>
        </table:table-row>
        <table:table-row>
          <table:table-cell table:style-name="Table20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0.B2" office:value-type="string">
            <text:p text:style-name="P145"><text:span text:style-name="T66">FP1</text:span>- <text:span text:style-name="T148">O usuário seleciona um dos itens (produto) da lista Produtos cadastrados;</text:span></text:p>
            <text:p text:style-name="P153"/>
            <text:p text:style-name="P153"><text:span text:style-name="T66">FP</text:span><text:span text:style-name="T74">2</text:span>- O usuário clica <text:span text:style-name="T163">2 vezes no item (produto) selecionado;</text:span></text:p>
            <text:p text:style-name="P165"/>
            <text:p text:style-name="P161"><text:span text:style-name="T66">FP</text:span><text:span text:style-name="T78">3</text:span>- <text:span text:style-name="T155">Após o usuário clicar 2 vezes no item (produto) selecionado será exibida na tela todos os dados do funcionário .</text:span></text:p>
            <text:p text:style-name="P200"/>
            <text:p text:style-name="P200"><text:span text:style-name="T66">FP</text:span><text:span text:style-name="T78">4</text:span>- O usuário clica no botão fechar e retorna para a tela Gerenciar <text:span text:style-name="T184">Produtos</text:span>.</text:p>
          </table:table-cell>
        </table:table-row>
        <table:table-row>
          <table:table-cell table:style-name="Table20.A2" office:value-type="string">
            <text:p text:style-name="P108">Fluxos Alternativos</text:p>
          </table:table-cell>
          <table:table-cell table:style-name="Table20.B2" office:value-type="string">
            <text:p text:style-name="P200">Não se aplica</text:p>
          </table:table-cell>
        </table:table-row>
        <table:table-row>
          <table:table-cell table:style-name="Table20.A2" office:value-type="string">
            <text:p text:style-name="P108">Regras de Negócio</text:p>
          </table:table-cell>
          <table:table-cell table:style-name="Table20.B2" office:value-type="string">
            <text:p text:style-name="P200">Não se aplica</text:p>
          </table:table-cell>
        </table:table-row>
        <table:table-row>
          <table:table-cell table:style-name="Table20.A2" office:value-type="string">
            <text:p text:style-name="P108">Pós-Condições</text:p>
          </table:table-cell>
          <table:table-cell table:style-name="Table20.B2" office:value-type="string">
            <text:p text:style-name="P200">Serão exibidos os dados do <text:span text:style-name="T184">produto</text:span></text:p>
          </table:table-cell>
        </table:table-row>
        <table:table-row>
          <table:table-cell table:style-name="Table20.A2" office:value-type="string">
            <text:p text:style-name="P108">Casos de uso Dependentes</text:p>
          </table:table-cell>
          <table:table-cell table:style-name="Table20.B2" office:value-type="string">
            <text:p text:style-name="P186">Não se aplica</text:p>
          </table:table-cell>
        </table:table-row>
      </table:table>
      <text:p text:style-name="P100"/>
      <text:h text:style-name="P236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5">2.7.1.</text:span><text:span text:style-name="T113">G</text:span><text:span text:style-name="T112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8">Caso de uso</text:p>
          </table:table-cell>
          <table:table-cell table:style-name="Table22.B1" office:value-type="string">
            <text:p text:style-name="P128">Efetuar Vendas</text:p>
          </table:table-cell>
        </table:table-row>
        <table:table-row>
          <table:table-cell table:style-name="Table22.A2" office:value-type="string">
            <text:p text:style-name="P108">Atores Envolvidos</text:p>
          </table:table-cell>
          <table:table-cell table:style-name="Table22.B2" office:value-type="string">
            <text:p text:style-name="P132">Usuário <text:span text:style-name="T147">e Cliente</text:span></text:p>
          </table:table-cell>
        </table:table-row>
        <table:table-row>
          <table:table-cell table:style-name="Table22.A2" office:value-type="string">
            <text:p text:style-name="P108">Pré-Condições</text:p>
          </table:table-cell>
          <table:table-cell table:style-name="Table22.B2" office:value-type="string">
            <text:p text:style-name="P210">O usuário deve está na tela Gerenciamento de Vendas.</text:p>
          </table:table-cell>
        </table:table-row>
        <table:table-row>
          <table:table-cell table:style-name="Table22.A2" office:value-type="string">
            <text:p text:style-name="P108"/>
            <text:p text:style-name="P108"/>
            <text:p text:style-name="P108"/>
            <text:p text:style-name="P108"><text:soft-page-break/></text:p>
            <text:p text:style-name="P108"/>
            <text:p text:style-name="P108">Fluxo Principal</text:p>
          </table:table-cell>
          <table:table-cell table:style-name="Table22.B2" office:value-type="string">
            <text:p text:style-name="P141"><text:span text:style-name="T66">PR1</text:span>- <text:span text:style-name="T146">O cliente seleciona os produtos.</text:span></text:p>
            <text:p text:style-name="P207"><text:span text:style-name="T66">PR2-</text:span>O usuário seleciona o produto e a quantidade dos produtos que o cliente deseja.</text:p>
            <text:p text:style-name="P207"><text:soft-page-break/><text:span text:style-name="T66">PR3-</text:span> O usuário clica no botão <text:span text:style-name="T66">Adicionar</text:span>.</text:p>
            <text:p text:style-name="P207"><text:span text:style-name="T66">PR4-</text:span> O usuário informa a data da compra e seleciona a forma de pagamento e o nome do cliente.<text:span text:style-name="T93">[AF1]</text:span></text:p>
            <text:p text:style-name="P207"><text:span text:style-name="T66">PR5-</text:span> O usuário informa o valor total <text:span text:style-name="T188">que é gerado automaticamente</text:span>.</text:p>
            <text:p text:style-name="P207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8"/>
            <text:p text:style-name="P108"/>
            <text:p text:style-name="P108">Fluxos Alternativos</text:p>
          </table:table-cell>
          <table:table-cell table:style-name="Table22.B2" office:value-type="string">
            <text:p text:style-name="P208"/>
            <text:p text:style-name="P169"><text:span text:style-name="T66">AF</text:span><text:span text:style-name="T92">1</text:span>- Caso <text:span text:style-name="T187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8"/>
            <text:p text:style-name="P108">Regras de Negócio</text:p>
          </table:table-cell>
          <table:table-cell table:style-name="Table22.B2" office:value-type="string">
            <text:p text:style-name="P153"><text:span text:style-name="T66">RN1</text:span>- O botão “<text:span text:style-name="T188">Finalizar Compra”</text:span> só ficará ativado após serem <text:span text:style-name="T188">selecionados</text:span> <text:span text:style-name="T182">o nome do cliente e a forma de pagamento.</text:span></text:p>
          </table:table-cell>
        </table:table-row>
        <table:table-row>
          <table:table-cell table:style-name="Table22.A2" office:value-type="string">
            <text:p text:style-name="P108">Pós-Condições</text:p>
          </table:table-cell>
          <table:table-cell table:style-name="Table22.B2" office:value-type="string">
            <text:p text:style-name="P210">A compra estará efetuada.</text:p>
          </table:table-cell>
        </table:table-row>
        <table:table-row>
          <table:table-cell table:style-name="Table22.A2" office:value-type="string">
            <text:p text:style-name="P108">Casos de uso Dependentes</text:p>
          </table:table-cell>
          <table:table-cell table:style-name="Table22.B2" office:value-type="string">
            <text:p text:style-name="P214">U.C 2.9.1</text:p>
          </table:table-cell>
        </table:table-row>
      </table:table>
      <text:p text:style-name="P100"/>
      <text:h text:style-name="P237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46" text:outline-level="3"><text:bookmark-start text:name="__RefHeading__3502_808421346"/><text:span text:style-name="T141">2</text:span><text:span text:style-name="T138">.</text:span><text:span text:style-name="T141">8</text:span><text:span text:style-name="T138">.</text:span><text:span text:style-name="T137">1. Cadastrar </text:span><text:span text:style-name="T139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7">Caso de uso</text:p>
          </table:table-cell>
          <table:table-cell table:style-name="Table13.B1" office:value-type="string">
            <text:p text:style-name="P116">Cadastrar Cliente</text:p>
          </table:table-cell>
        </table:table-row>
        <table:table-row>
          <table:table-cell table:style-name="Table13.A2" office:value-type="string">
            <text:p text:style-name="P107">Atores Envolvidos</text:p>
          </table:table-cell>
          <table:table-cell table:style-name="Table13.B2" office:value-type="string">
            <text:p text:style-name="P131">Usuário <text:span text:style-name="T147">e Cliente</text:span></text:p>
          </table:table-cell>
        </table:table-row>
        <table:table-row>
          <table:table-cell table:style-name="Table13.A2" office:value-type="string">
            <text:p text:style-name="P107">Pré-Condições</text:p>
          </table:table-cell>
          <table:table-cell table:style-name="Table13.B2" office:value-type="string">
            <text:p text:style-name="P139"><text:span text:style-name="T66">PR1</text:span>- <text:span text:style-name="T146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3.B2" office:value-type="string">
            <text:p text:style-name="P144"><text:span text:style-name="T66">FP1</text:span>- <text:span text:style-name="T148">O usuário clica no botão Novo Cliente;</text:span></text:p>
            <text:p text:style-name="P144"/>
            <text:p text:style-name="P148"><text:span text:style-name="T66">FP2</text:span>- <text:s/><text:span text:style-name="T149">O usuário deverá preencher os campos no formulário(nome, CPF, telefone, sexo, data nascimento, endereço</text:span> <text:span text:style-name="T150">(Rua/av., Número, Bairro, Complemento, Cidade)) [</text:span><text:span text:style-name="T80">RN2</text:span><text:span text:style-name="T149">]</text:span></text:p>
            <text:p text:style-name="P152"/>
            <text:p text:style-name="P152"><text:span text:style-name="T66">FP3</text:span>- O usuário clica no botão Salvar; <text:span text:style-name="T151">[</text:span><text:span text:style-name="T77">RN1</text:span><text:span text:style-name="T151">]</text:span></text:p>
            <text:p text:style-name="P160"/>
            <text:p text:style-name="P160"><text:span text:style-name="T66">FP</text:span><text:span text:style-name="T72">4</text:span>- O sistema verifica na base <text:span text:style-name="T152">de dados </text:span>se <text:span text:style-name="T153">já não há um</text:span> <text:span text:style-name="T167">cliente </text:span>cadastrado <text:span text:style-name="T153">com o mesmo CPF</text:span>;</text:p>
          </table:table-cell>
        </table:table-row>
        <table:table-row>
          <table:table-cell table:style-name="Table13.A2" office:value-type="string">
            <text:p text:style-name="P107"/>
            <text:p text:style-name="P107"/>
            <text:p text:style-name="P107">Fluxos Alternativos</text:p>
          </table:table-cell>
          <table:table-cell table:style-name="Table13.B2" office:value-type="string">
            <text:p text:style-name="P160"><text:span text:style-name="T73">AF1</text:span>- Se o <text:span text:style-name="T167">cliente </text:span>já estiver cadastrado <text:span text:style-name="T152">será</text:span> exibida a mensagem: “<text:span text:style-name="T167">Cliente </text:span>já existe!”</text:p>
            <text:p text:style-name="P160"/>
            <text:p text:style-name="P168"><text:span text:style-name="T66">AF</text:span><text:span text:style-name="T73">2</text:span>- Caso o usuário informe um número de C<text:span text:style-name="T167">PF</text:span> inferior há <text:span text:style-name="T166">11 </text:span>dígitos será exibida a mensagem: “C<text:span text:style-name="T167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7"/>
            <text:p text:style-name="P107">Regras de Negócio</text:p>
          </table:table-cell>
          <table:table-cell table:style-name="Table13.B2" office:value-type="string">
            <text:p text:style-name="P152"><text:span text:style-name="T66">RN1</text:span>- O botão Salvar só ficará ativado após serem preenchidos <text:span text:style-name="T182">todos os campos</text:span></text:p>
            <text:p text:style-name="P152"/>
            <text:p text:style-name="P174"><text:span text:style-name="T66">RN2</text:span>- O <text:span text:style-name="T182">CPF </text:span>deve conter <text:span text:style-name="T166">11</text:span> dígitos.</text:p>
          </table:table-cell>
        </table:table-row>
        <table:table-row>
          <table:table-cell table:style-name="Table13.A2" office:value-type="string">
            <text:p text:style-name="P107">Pós-Condições</text:p>
          </table:table-cell>
          <table:table-cell table:style-name="Table13.B2" office:value-type="string">
            <text:p text:style-name="P157">O <text:span text:style-name="T182">cliente</text:span> estará cadastrado.</text:p>
          </table:table-cell>
        </table:table-row>
        <table:table-row>
          <table:table-cell table:style-name="Table13.A2" office:value-type="string">
            <text:p text:style-name="P107">Casos de uso Dependentes</text:p>
          </table:table-cell>
          <table:table-cell table:style-name="Table13.B2" office:value-type="string">
            <text:p text:style-name="P180">UC <text:span text:style-name="T192">8</text:span>.<text:span text:style-name="T192">2</text:span>, UC <text:span text:style-name="T192">8</text:span>.<text:span text:style-name="T192">3</text:span>, UC <text:span text:style-name="T192">8</text:span>.4</text:p>
          </table:table-cell>
        </table:table-row>
      </table:table>
      <text:p text:style-name="P95"/>
      <text:p text:style-name="P95"/>
      <text:h text:style-name="P244" text:outline-level="3"><text:bookmark-start text:name="__RefHeading__3504_808421346"/><text:span text:style-name="T191">2.8.2</text:span>. <text:span text:style-name="T150">Excluir</text:span> <text:span text:style-name="T150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7">Caso de uso</text:p>
          </table:table-cell>
          <table:table-cell table:style-name="Table14.B1" office:value-type="string">
            <text:p text:style-name="P119">Excluir Cliente</text:p>
          </table:table-cell>
        </table:table-row>
        <table:table-row>
          <table:table-cell table:style-name="Table14.A2" office:value-type="string">
            <text:p text:style-name="P107">Atores Envolvidos</text:p>
          </table:table-cell>
          <table:table-cell table:style-name="Table14.B2" office:value-type="string">
            <text:p text:style-name="P131">Usuário</text:p>
          </table:table-cell>
        </table:table-row>
        <table:table-row>
          <table:table-cell table:style-name="Table14.A2" office:value-type="string">
            <text:p text:style-name="P107"/>
            <text:p text:style-name="P107">Pré-Condições</text:p>
          </table:table-cell>
          <table:table-cell table:style-name="Table14.B2" office:value-type="string">
            <text:p text:style-name="P135"><text:span text:style-name="T66">PR1</text:span>- <text:span text:style-name="T146">O usuário deve estar na tela Gerenciar Clientes;</text:span></text:p>
            <text:p text:style-name="P135"/>
            <text:p text:style-name="P182"><text:span text:style-name="T66">PR2</text:span>- O <text:span text:style-name="T182">cliente</text:span> deve <text:span text:style-name="T154">estar</text:span> cadastrado no sistema;</text:p>
          </table:table-cell>
        </table:table-row>
        <table:table-row>
          <table:table-cell table:style-name="Table14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4.B2" office:value-type="string">
            <text:p text:style-name="P144"><text:span text:style-name="T66">FP1</text:span>- <text:span text:style-name="T148">O usuário seleciona um dos itens (cliente) da lista Clientes cadastrados;</text:span></text:p>
            <text:p text:style-name="P144"/>
            <text:p text:style-name="P152"><text:span text:style-name="T66">FP</text:span><text:span text:style-name="T74">2</text:span>- O usuário clica no botão <text:span text:style-name="T155">Excluir</text:span>;<text:span text:style-name="T151">[</text:span><text:span text:style-name="T77">RN1</text:span><text:span text:style-name="T151">]</text:span></text:p>
            <text:p text:style-name="P160"/>
            <text:p text:style-name="P160"><text:span text:style-name="T66">FP</text:span><text:span text:style-name="T83">3</text:span>- <text:span text:style-name="T155">Após o usuário clicar no botão Excluir será exibida a mensagem “ Tem certeza que deseja excluir este cliente? ”</text:span></text:p>
            <text:p text:style-name="P188"/>
            <text:p text:style-name="P188"><text:span text:style-name="T66">FP</text:span><text:span text:style-name="T83">4</text:span>- O usuário clica no botão Sim e o <text:span text:style-name="T182">cliente </text:span>é exclu<text:span text:style-name="T147">í</text:span>do e retorna a tela Gerenci<text:span text:style-name="T161">ar Clientes.[</text:span><text:span text:style-name="T75">AF1</text:span><text:span text:style-name="T161">]</text:span></text:p>
          </table:table-cell>
        </table:table-row>
        <table:table-row>
          <table:table-cell table:style-name="Table14.A2" office:value-type="string">
            <text:p text:style-name="P107"/>
            <text:p text:style-name="P107"/>
            <text:p text:style-name="P107">Fluxos Alternativos</text:p>
          </table:table-cell>
          <table:table-cell table:style-name="Table14.B2" office:value-type="string">
            <text:p text:style-name="P160"><text:span text:style-name="T73">AF1</text:span>- <text:span text:style-name="T155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7"/>
            <text:p text:style-name="P107">Regras de Negócio</text:p>
          </table:table-cell>
          <table:table-cell table:style-name="Table14.B2" office:value-type="string">
            <text:p text:style-name="P152">RN1- O botão <text:span text:style-name="T151">Excluir </text:span>só ficará ativado após ser <text:span text:style-name="T151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7">Pós-Condições</text:p>
          </table:table-cell>
          <table:table-cell table:style-name="Table14.B2" office:value-type="string">
            <text:p text:style-name="P157">O <text:span text:style-name="T182">cliente </text:span>estará <text:span text:style-name="T155">excluído</text:span></text:p>
          </table:table-cell>
        </table:table-row>
        <table:table-row>
          <table:table-cell table:style-name="Table14.A2" office:value-type="string">
            <text:p text:style-name="P107">Casos de uso Dependentes</text:p>
          </table:table-cell>
          <table:table-cell table:style-name="Table14.B2" office:value-type="string">
            <text:p text:style-name="P185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h text:style-name="P246" text:outline-level="3"><text:bookmark-start text:name="__RefHeading__3506_808421346"/><text:soft-page-break/><text:span text:style-name="T141">2.8.3</text:span><text:span text:style-name="T137">. </text:span><text:span text:style-name="T139">Editar</text:span><text:span text:style-name="T137"> </text:span><text:span text:style-name="T139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7">Caso de uso</text:p>
          </table:table-cell>
          <table:table-cell table:style-name="Table15.B1" office:value-type="string">
            <text:p text:style-name="P121">Editar Clientes</text:p>
          </table:table-cell>
        </table:table-row>
        <table:table-row>
          <table:table-cell table:style-name="Table15.A2" office:value-type="string">
            <text:p text:style-name="P107">Atores Envolvidos</text:p>
          </table:table-cell>
          <table:table-cell table:style-name="Table15.B2" office:value-type="string">
            <text:p text:style-name="P131">Usuário <text:span text:style-name="T147">e Cliente</text:span></text:p>
          </table:table-cell>
        </table:table-row>
        <table:table-row>
          <table:table-cell table:style-name="Table15.A2" office:value-type="string">
            <text:p text:style-name="P107">Pré-Condições</text:p>
          </table:table-cell>
          <table:table-cell table:style-name="Table15.B2" office:value-type="string">
            <text:p text:style-name="P135"><text:span text:style-name="T66">PR1</text:span>- <text:span text:style-name="T146">O usuário deve estar na tela Gerenciar Clientes;</text:span></text:p>
            <text:p text:style-name="P139"/>
            <text:p text:style-name="P182"><text:span text:style-name="T66">PR2</text:span>- O <text:span text:style-name="T182">clientes </text:span>deve <text:span text:style-name="T154">estar</text:span> cadastrado no sistema;</text:p>
          </table:table-cell>
        </table:table-row>
        <table:table-row>
          <table:table-cell table:style-name="Table15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5.B2" office:value-type="string">
            <text:p text:style-name="P144"><text:span text:style-name="T66">FP1</text:span>- <text:span text:style-name="T148">O usuário seleciona um dos itens (clientes) da lista Clientes cadastrados;</text:span></text:p>
            <text:p text:style-name="P144"/>
            <text:p text:style-name="P152"><text:span text:style-name="T66">FP</text:span><text:span text:style-name="T74">2</text:span>- O usuário clica no botão <text:span text:style-name="T162">Alterar</text:span>; <text:span text:style-name="T151">[</text:span><text:span text:style-name="T77">RN1</text:span><text:span text:style-name="T151">]</text:span></text:p>
            <text:p text:style-name="P160"/>
            <text:p text:style-name="P160"><text:span text:style-name="T66">FP</text:span><text:span text:style-name="T83">3</text:span>- <text:span text:style-name="T155">Após o usuário clicar no botão Alterar será exibida a mensagem “Tem certeza que deseja editar este cliente?”</text:span></text:p>
            <text:p text:style-name="P188"/>
            <text:p text:style-name="P188"><text:span text:style-name="T66">FP</text:span><text:span text:style-name="T83">4</text:span>- O usuário <text:span text:style-name="T162">clica no botão Sim e é </text:span>redirecionado para tela de cadastro onde todos os campos já estarão preenchidos; <text:span text:style-name="T162">[</text:span><text:span text:style-name="T79">AF1</text:span><text:span text:style-name="T162">]</text:span></text:p>
            <text:p text:style-name="P196"/>
            <text:p text:style-name="P196"><text:span text:style-name="T66">FP6</text:span>- O usuário altera os dados que ele deseja e clica no botão Salvar;</text:p>
            <text:p text:style-name="P160"/>
          </table:table-cell>
        </table:table-row>
        <table:table-row>
          <table:table-cell table:style-name="Table15.A2" office:value-type="string">
            <text:p text:style-name="P107"/>
            <text:p text:style-name="P107">Fluxos Alternativos</text:p>
          </table:table-cell>
          <table:table-cell table:style-name="Table15.B2" office:value-type="string">
            <text:p text:style-name="P205"><text:span text:style-name="T73">AF1</text:span>- <text:span text:style-name="T155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7"/>
            <text:p text:style-name="P107">Regras de Negócio</text:p>
          </table:table-cell>
          <table:table-cell table:style-name="Table15.B2" office:value-type="string">
            <text:p text:style-name="P152"><text:span text:style-name="T66">RN1</text:span>- O botão <text:span text:style-name="T162">Alterar </text:span>só ficará ativado após ser <text:span text:style-name="T151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7">Pós-Condições</text:p>
          </table:table-cell>
          <table:table-cell table:style-name="Table15.B2" office:value-type="string">
            <text:p text:style-name="P157">O <text:span text:style-name="T182">cliente </text:span>estará <text:span text:style-name="T162">alterado.</text:span></text:p>
          </table:table-cell>
        </table:table-row>
        <table:table-row>
          <table:table-cell table:style-name="Table15.A2" office:value-type="string">
            <text:p text:style-name="P107">Casos de uso Dependentes</text:p>
          </table:table-cell>
          <table:table-cell table:style-name="Table15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44" text:outline-level="3"><text:bookmark-start text:name="__RefHeading__3508_808421346"/><text:span text:style-name="T191">2.8.4</text:span>. <text:span text:style-name="T150">Consultar</text:span> <text:span text:style-name="T150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7">Caso de uso</text:p>
          </table:table-cell>
          <table:table-cell table:style-name="Table16.B1" office:value-type="string">
            <text:p text:style-name="P124">Consultar Cliente</text:p>
          </table:table-cell>
        </table:table-row>
        <table:table-row>
          <table:table-cell table:style-name="Table16.A2" office:value-type="string">
            <text:p text:style-name="P107">Atores Envolvidos</text:p>
          </table:table-cell>
          <table:table-cell table:style-name="Table16.B2" office:value-type="string">
            <text:p text:style-name="P131">Usuário</text:p>
          </table:table-cell>
        </table:table-row>
        <table:table-row>
          <table:table-cell table:style-name="Table16.A2" office:value-type="string">
            <text:p text:style-name="P107"/>
            <text:p text:style-name="P107">Pré-Condições</text:p>
          </table:table-cell>
          <table:table-cell table:style-name="Table16.B2" office:value-type="string">
            <text:p text:style-name="P135"><text:span text:style-name="T66">PR1</text:span>- <text:span text:style-name="T146">O usuário deve estar na tela Gerenciar Clientes;</text:span></text:p>
            <text:p text:style-name="P135"/>
            <text:p text:style-name="P182"><text:span text:style-name="T66">PR2</text:span>- O <text:span text:style-name="T182">cliente</text:span> deve <text:span text:style-name="T154">estar</text:span> cadastrado no sistema;</text:p>
          </table:table-cell>
        </table:table-row>
        <table:table-row>
          <table:table-cell table:style-name="Table16.A2" office:value-type="string">
            <text:p text:style-name="P107"/>
            <text:p text:style-name="P107"/>
            <text:p text:style-name="P107"><text:soft-page-break/></text:p>
            <text:p text:style-name="P107"/>
            <text:p text:style-name="P107"/>
            <text:p text:style-name="P107">Fluxo Principal</text:p>
          </table:table-cell>
          <table:table-cell table:style-name="Table16.B2" office:value-type="string">
            <text:p text:style-name="P144"><text:span text:style-name="T66">FP1</text:span>- <text:span text:style-name="T148">O usuário seleciona um dos itens “cliente” da lista Clientes Cadastrados;</text:span></text:p>
            <text:p text:style-name="P144"><text:soft-page-break/></text:p>
            <text:p text:style-name="P152"><text:span text:style-name="T66">FP</text:span><text:span text:style-name="T74">2</text:span>- O usuário clica <text:span text:style-name="T163">2 vezes no item “cliente”selecionado;</text:span></text:p>
            <text:p text:style-name="P160"/>
            <text:p text:style-name="P160"><text:span text:style-name="T66">FP</text:span><text:span text:style-name="T83">3</text:span>- <text:span text:style-name="T155">Após o usuário clicar 2 vezes no item “cliente” selecionado será exibida na tela todos os dados do cliente.</text:span></text:p>
            <text:p text:style-name="P201"/>
            <text:p text:style-name="P201"><text:span text:style-name="T66">FP</text:span><text:span text:style-name="T83">4</text:span>- O usuário clica no botão fechar e retorna para a tela Gerenciar <text:span text:style-name="T182">clientes</text:span>.</text:p>
            <text:p text:style-name="P160"/>
          </table:table-cell>
        </table:table-row>
        <table:table-row>
          <table:table-cell table:style-name="Table16.A2" office:value-type="string">
            <text:p text:style-name="P107">Fluxos Alternativos</text:p>
          </table:table-cell>
          <table:table-cell table:style-name="Table16.B2" office:value-type="string">
            <text:p text:style-name="P199">Não se aplica</text:p>
          </table:table-cell>
        </table:table-row>
        <table:table-row>
          <table:table-cell table:style-name="Table16.A2" office:value-type="string">
            <text:p text:style-name="P107">Regras de Negócio</text:p>
          </table:table-cell>
          <table:table-cell table:style-name="Table16.B2" office:value-type="string">
            <text:p text:style-name="P199">Não se aplica</text:p>
          </table:table-cell>
        </table:table-row>
        <table:table-row>
          <table:table-cell table:style-name="Table16.A2" office:value-type="string">
            <text:p text:style-name="P107">Pós-Condições</text:p>
          </table:table-cell>
          <table:table-cell table:style-name="Table16.B2" office:value-type="string">
            <text:p text:style-name="P199">Serão exibidos os dados do <text:span text:style-name="T182">cliente</text:span></text:p>
          </table:table-cell>
        </table:table-row>
        <table:table-row>
          <table:table-cell table:style-name="Table16.A2" office:value-type="string">
            <text:p text:style-name="P107">Casos de uso Dependentes</text:p>
          </table:table-cell>
          <table:table-cell table:style-name="Table16.B2" office:value-type="string">
            <text:p text:style-name="P185">Não se aplica</text:p>
          </table:table-cell>
        </table:table-row>
      </table:table>
      <text:p text:style-name="P95"/>
      <text:h text:style-name="P238" text:outline-level="2"><text:span text:style-name="T203">2</text:span><text:span text:style-name="T204">.</text:span><text:span text:style-name="T203">9</text:span><text:span text:style-name="T205">. F</text:span><text:span text:style-name="T206">uncionalidade 0</text:span><text:span text:style-name="T207">9</text:span><text:span text:style-name="T208"> (</text:span><text:span text:style-name="T207">Realizar</text:span><text:span text:style-name="T209"> </text:span><text:span text:style-name="T207">entregas</text:span><text:span text:style-name="T208">)</text:span></text:h>
      <text:p text:style-name="P5"><text:span text:style-name="T115">2.9.1. </text:span><text:span text:style-name="T113">G</text:span><text:span text:style-name="T112">erenciar </text:span><text:span text:style-name="T114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9">Caso de uso</text:p>
          </table:table-cell>
          <table:table-cell table:style-name="Table26.B1" office:value-type="string">
            <text:p text:style-name="P129">Realizar entregas</text:p>
          </table:table-cell>
        </table:table-row>
        <table:table-row>
          <table:table-cell table:style-name="Table26.A2" office:value-type="string">
            <text:p text:style-name="P109">Atores Envolvidos</text:p>
          </table:table-cell>
          <table:table-cell table:style-name="Table26.B2" office:value-type="string">
            <text:p text:style-name="P210">Recepcionista, motorista e Cliente</text:p>
          </table:table-cell>
        </table:table-row>
        <table:table-row>
          <table:table-cell table:style-name="Table26.A2" office:value-type="string">
            <text:p text:style-name="P109">Pré-Condições</text:p>
          </table:table-cell>
          <table:table-cell table:style-name="Table26.B2" office:value-type="string">
            <text:p text:style-name="P210">O usuário deve está na tela Gerenci<text:span text:style-name="T189">ar entregas</text:span>.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6.B2" office:value-type="string">
            <text:p text:style-name="P141"><text:span text:style-name="T66">PR1</text:span>- <text:span text:style-name="T146">O seleciona o cliente, condutor e o veículo.</text:span></text:p>
            <text:p text:style-name="P207"><text:span text:style-name="T66">PR2-</text:span>O <text:span text:style-name="T189">usuário informa o endereço onde serão entregues os produtos(Rua/Av, número, bairro, cidade e complemento)</text:span>.</text:p>
            <text:p text:style-name="P207"><text:span text:style-name="T66">PR3-</text:span> O usuário clica no botão <text:span text:style-name="T94">Salvar</text:span>.</text:p>
            <text:p text:style-name="P207"><text:span text:style-name="T66">PR4-</text:span> <text:span text:style-name="T189">A recepcionista encaminha os produtos ao motorista. </text:span></text:p>
            <text:p text:style-name="P207"><text:span text:style-name="T66">PR5-</text:span> O <text:span text:style-name="T189">motorista realiza a entrega.[</text:span><text:span text:style-name="T94">AF1]</text:span></text:p>
            <text:p text:style-name="P207"><text:span text:style-name="T66">PR6-</text:span> O cliente <text:span text:style-name="T189">assina a nota de entrega.</text:span></text:p>
            <text:p text:style-name="P211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>Fluxos Alternativos</text:p>
          </table:table-cell>
          <table:table-cell table:style-name="Table26.B2" office:value-type="string">
            <text:p text:style-name="P209"/>
            <text:p text:style-name="P170"><text:span text:style-name="T66">AF</text:span><text:span text:style-name="T92">1</text:span>- Caso <text:span text:style-name="T189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>Regras de Negócio</text:p>
          </table:table-cell>
          <table:table-cell table:style-name="Table26.B2" office:value-type="string">
            <text:p text:style-name="P154"><text:span text:style-name="T66">RN1</text:span>- O botão “<text:span text:style-name="T189">Salvar”</text:span> só ficará ativado após <text:span text:style-name="T189">o preenchimento de todos os campos.</text:span></text:p>
            <text:p text:style-name="P212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09">Pós-Condições</text:p>
          </table:table-cell>
          <table:table-cell table:style-name="Table26.B2" office:value-type="string">
            <text:p text:style-name="P210">A <text:span text:style-name="T189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09">Casos de uso Dependentes</text:p>
          </table:table-cell>
          <table:table-cell table:style-name="Table26.B2" office:value-type="string">
            <text:p text:style-name="P211">Não se aplica.</text:p>
          </table:table-cell>
        </table:table-row>
      </table:table>
      <text:p text:style-name="P101"/>
      <text:p text:style-name="P98"/>
      <text:p text:style-name="P98"/>
      <text:p text:style-name="P98">Funcionalidade 10: Gerenciar Estoque</text:p>
      <text:p text:style-name="P1"><text:span text:style-name="T135">2.10</text:span><text:span text:style-name="T132"> </text:span><text:span text:style-name="T134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7">Caso de uso</text:p>
          </table:table-cell>
          <table:table-cell table:style-name="Table23.B1" office:value-type="string">
            <text:p text:style-name="P126">Verificar Estoque</text:p>
          </table:table-cell>
        </table:table-row>
        <table:table-row>
          <table:table-cell table:style-name="Table23.A2" office:value-type="string">
            <text:p text:style-name="P107">Atores Envolvidos</text:p>
          </table:table-cell>
          <table:table-cell table:style-name="Table23.B2" office:value-type="string">
            <text:p text:style-name="P131">Usuário</text:p>
          </table:table-cell>
        </table:table-row>
        <table:table-row>
          <table:table-cell table:style-name="Table23.A2" office:value-type="string">
            <text:p text:style-name="P107"/>
            <text:p text:style-name="P107"/>
            <text:p text:style-name="P107">Pré-Condições</text:p>
          </table:table-cell>
          <table:table-cell table:style-name="Table23.B2" office:value-type="string">
            <text:p text:style-name="P135"><text:span text:style-name="T66">PR1</text:span>- <text:span text:style-name="T146">O usuário deve estar na tela Gerenciar Estoque;</text:span></text:p>
            <text:p text:style-name="P182"/>
          </table:table-cell>
        </table:table-row>
        <table:table-row>
          <table:table-cell table:style-name="Table23.A2" office:value-type="string">
            <text:p text:style-name="P107"/>
            <text:p text:style-name="P107"/>
            <text:p text:style-name="P107">Fluxo Principal</text:p>
          </table:table-cell>
          <table:table-cell table:style-name="Table23.B2" office:value-type="string">
            <text:p text:style-name="P144"><text:span text:style-name="T66">FP1</text:span>- <text:span text:style-name="T148">O usuário seleciona digita o nome do produto no campo Buscar Produto;</text:span></text:p>
            <text:p text:style-name="P152"/>
            <text:p text:style-name="P152"><text:span text:style-name="T66">FP</text:span><text:span text:style-name="T74">2</text:span>- <text:span text:style-name="T185">É exibida na tela todas as informações do produto. </text:span></text:p>
            <text:p text:style-name="P160"/>
          </table:table-cell>
        </table:table-row>
        <table:table-row>
          <table:table-cell table:style-name="Table23.A2" office:value-type="string">
            <text:p text:style-name="P107"/>
            <text:p text:style-name="P107">Fluxos Alternativos</text:p>
          </table:table-cell>
          <table:table-cell table:style-name="Table23.B2" office:value-type="string">
            <text:p text:style-name="P127">AF1- <text:span text:style-name="T171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7"/>
            <text:p text:style-name="P107">Regras de Negócio</text:p>
          </table:table-cell>
          <table:table-cell table:style-name="Table23.B2" office:value-type="string">
            <text:p text:style-name="P127">RN1- <text:span text:style-name="T171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7">Pós-Condições</text:p>
          </table:table-cell>
          <table:table-cell table:style-name="Table23.B2" office:value-type="string">
            <text:p text:style-name="P206">As informações do produto são exibidas</text:p>
          </table:table-cell>
        </table:table-row>
        <table:table-row>
          <table:table-cell table:style-name="Table23.A2" office:value-type="string">
            <text:p text:style-name="P107">Casos de uso Dependentes</text:p>
          </table:table-cell>
          <table:table-cell table:style-name="Table23.B2" office:value-type="string">
            <text:p text:style-name="P185">Não se aplica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73"><text:soft-page-break/><text:span text:style-name="T39">3</text:span><text:span text:style-name="T38">. Protótipos de telas</text:span></text:p>
      <text:p text:style-name="P35">Menu Principal</text:p>
      <text:p text:style-name="P48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Tela de Login</text:p>
      <text:p text:style-name="P55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62"><text:soft-page-break/>Gerenciamento de Clientes</text:p>
      <text:p text:style-name="P59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6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6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6">Cadastro de Fornecedores</text:p>
      <text:p text:style-name="P56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6"><text:soft-page-break/>Gerenciamento de Funcionários</text:p>
      <text:p text:style-name="P56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6">Cadastro de Funcionários</text:p>
      <text:p text:style-name="P52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8"><text:soft-page-break/>Gerenciamento de Vendas</text:p>
      <text:p text:style-name="P56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Cadastro de Vendas</text:p>
      <text:p text:style-name="P49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6"><text:soft-page-break/>Cadastro de Compras</text:p>
      <text:p text:style-name="P52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7"><text:soft-page-break/>Cadastro de Estoque</text:p>
      <text:p text:style-name="P53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3"/>
      <text:p text:style-name="P56">Cadastro de Produtos</text:p>
      <text:p text:style-name="P56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6"/>
      <text:p text:style-name="P56"/>
      <text:p text:style-name="P56"><text:soft-page-break/>Gerenciamento de Entregas</text:p>
      <text:p text:style-name="P61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7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7"><text:soft-page-break/>Gerenciamento de Veículos</text:p>
      <text:p text:style-name="P54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7">Cadastro de Veículos</text:p>
      <text:p text:style-name="P60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6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6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6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6"><text:soft-page-break/><text:span text:style-name="T29">4</text:span><text:span text:style-name="T26">.3. Descrição da Arquitetura de Software</text:span></text:p>
      <text:p text:style-name="P45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3496060607676587211" text:style-name="L2">
        <text:list-item>
          <text:p text:style-name="P222">Separação muito clara entre as camadas de visualização e regras de negócios; </text:p>
        </text:list-item>
        <text:list-item>
          <text:p text:style-name="P228">Manutenção do sistema se torna mais fácil; </text:p>
        </text:list-item>
        <text:list-item>
          <text:p text:style-name="P218">Reaproveitamento de código,</text:p>
        </text:list-item>
        <text:list-item>
          <text:p text:style-name="P219">Melhor organização da arquitetura do projeto.</text:p>
        </text:list-item>
        <text:list-item>
          <text:p text:style-name="P218"><text:span text:style-name="T7">Torna a aplicação escalável.</text:span><text:span text:style-name="T6"><text:line-break/></text:span></text:p>
        </text:list-item>
      </text:list>
      <text:p text:style-name="P45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10">4</text:span><text:span text:style-name="T9">.5.</text:span><text:span text:style-name="T32"> Diagrama de Sequência</text:span></text:p>
      <text:p text:style-name="P47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2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3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3"><text:span text:style-name="T13">4.5.4. </text:span><text:span text:style-name="T37">Caso de Uso – Cadastrar Produtos</text:span></text:p>
      <text:p text:style-name="P43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3"/>
      <text:p text:style-name="P43"/>
      <text:p text:style-name="P43"/>
      <text:p text:style-name="P43"><text:soft-page-break/><text:span text:style-name="T33">4</text:span><text:span text:style-name="T26">.6. Definição das tecnologias que serão utilizadas na implementação (Java, JDBC, Swing, etc...)</text:span></text:p>
      <text:p text:style-name="P20"><text:span text:style-name="T196">Java: </text:span><text:span text:style-name="T175">A linguagem utilizada na programação do sistema será o Java, pelo fato de ser uma linguagem de programação orientada a objetos, e conforme </text:span><text:span text:style-name="T197">Gonçalves</text:span><text:span text:style-name="T198">(),</text:span><text:span text:style-name="T176"> possui portabilidade que facilita muito a distribuição do sistema, além de ser a linguagem com mais adeptos, segundo o </text:span><text:span text:style-name="T199">TIOBE </text:span><text:span text:style-name="T200">(2016),</text:span><text:span text:style-name="T176"> no mundo para o desenvolvimento de aplicações em multiplataformas. </text:span></text:p>
      <text:p text:style-name="P27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2"><text:span text:style-name="T66">Fonte:</text:span> TIOBE 2016</text:p>
      <text:p text:style-name="P22"/>
      <text:p text:style-name="P75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5">máquina virtual Java</text:span></text:a><text:span text:style-name="T53"> </text:span><text:span text:style-name="T52">(JVM), o </text:span><text:a xlink:type="simple" xlink:href="https://pt.wikipedia.org/wiki/Javac"><text:span text:style-name="T145">compilador Java</text:span></text:a><text:span text:style-name="T52">, as </text:span><text:a xlink:type="simple" xlink:href="https://pt.wikipedia.org/wiki/API"><text:span text:style-name="T145">APIs</text:span></text:a><text:span text:style-name="T53"> </text:span><text:span text:style-name="T52">do Java e outras ferramentas. </text:span></text:p>
      <text:p text:style-name="P215">Segundo <text:span text:style-name="T202">[5]</text:span> o <text:span text:style-name="T194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6"/>
      <text:p text:style-name="P16"><text:span text:style-name="T193">4</text:span>.7. Definição do ambiente ALM (IDE, controle de versão, gerenciamento de projetos, bugs, ferramentas case, etc...)</text:p>
      <text:p text:style-name="P18"/>
      <text:p text:style-name="P18"><text:span text:style-name="T193">4</text:span>.7.1. IDE</text:p>
      <text:p text:style-name="P36">A IDE a ser utilizada será o NetBeans 8.1, pois permite o desenvolvimento ágil e fácil de aplicações desktop <text:span text:style-name="T212">(aplicação foco deste trabalho)</text:span> e web, e por ser uma ferramenta gratuita e open-source. </text:p>
      <text:p text:style-name="P217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17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16"/>
      <text:p text:style-name="P18"><text:span text:style-name="T193">4.</text:span>7.2. Controle de Versão</text:p>
      <text:p text:style-name="P32">A ferramenta <text:span text:style-name="T106">utilizada para</text:span> controle de versão será o <text:span text:style-name="T106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4">branches</text:span><text:span text:style-name="T106">), reporte e discussão de </text:span><text:span text:style-name="T104">bugs </text:span><text:span text:style-name="T108">(</text:span><text:span text:style-name="T104">issues</text:span><text:span text:style-name="T108">), além de outras funcionalidades.</text:span></text:p>
      <text:p text:style-name="P32"/>
      <text:p text:style-name="P18"><text:span text:style-name="T193">4</text:span>.7.3. SGBD</text:p>
      <text:p text:style-name="P34">O software irá utilizar o Sistema Gerenciador de Banco de Dados MySQL, <text:span text:style-name="T211">por ser um software </text:span><text:span text:style-name="T105">open-source </text:span><text:span text:style-name="T211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8237169983378271733" text:style-name="L3">
        <text:list-item>
          <text:p text:style-name="P224">Pode ser totalmente modificado</text:p>
        </text:list-item>
      </text:list>
      <text:list xml:id="list4444235246090193805" text:style-name="L4">
        <text:list-item>
          <text:p text:style-name="P225">Facilidade de Programação e Aprendizado</text:p>
        </text:list-item>
        <text:list-item>
          <text:p text:style-name="P225">Possuir funções que facilitam o processo de desenvolvimento</text:p>
        </text:list-item>
        <text:list-item>
          <text:p text:style-name="P225">Por ser usado em qualquer tipo de aplicação </text:p>
        </text:list-item>
        <text:list-item>
          <text:p text:style-name="P225">Ser multiplataforma</text:p>
        </text:list-item>
        <text:list-item>
          <text:p text:style-name="P225">Baratear significativamente o valor do projetos</text:p>
          <text:p text:style-name="P225"/>
        </text:list-item>
      </text:list>
      <text:p text:style-name="P19"><text:span text:style-name="T193">4</text:span>.7.4. Ferramentas Case</text:p>
      <text:p text:style-name="P83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77"><text:span text:style-name="T195"><text:tab/>Segundo </text:span><text:span text:style-name="T174">[1]</text:span><text:span text:style-name="T195">, o</text:span>utras funcionalidades interessantes encontradas no ArgoUML são:</text:p>
      <text:list xml:id="list6900798742693884492" text:style-name="L5">
        <text:list-item>
          <text:p text:style-name="P226">Compatibilidade com o padrão XMI: permite-lhe utilizar modelos criados com o UML em outros programas.</text:p>
        </text:list-item>
        <text:list-item>
          <text:p text:style-name="P227">Estrutura modular para a engenharia reversa.</text:p>
        </text:list-item>
        <text:list-item>
          <text:p text:style-name="P227">Produção de códigos para Java, C , PHP4 e PHP5.</text:p>
        </text:list-item>
      </text:list>
      <text:p text:style-name="P76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76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4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7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29">[1] Argouml. Disponível em: <text:a xlink:type="simple" xlink:href="https://argouml.br.uptodown.com/"><text:span text:style-name="T159">https://argouml.br.uptodown.com</text:span></text:a><text:span text:style-name="T195">. </text:span>Acessado em 24 Nov. 2016.</text:p>
      <text:p text:style-name="P26"/>
      <text:p text:style-name="P26"><text:span text:style-name="T107">[2] </text:span><text:span text:style-name="T100">D</text:span><text:span text:style-name="T101">ias, André Felipe (2016). </text:span><text:span text:style-name="T68">Vantagens e Desvantagens do Controle de Versão Distribuído</text:span><text:span text:style-name="T101">. Disponível em: </text:span><text:a xlink:type="simple" xlink:href="https://blog.pronus.io/posts/vantagens-e-desvantagens-do-controle-de-versao-distribuido/"><text:span text:style-name="T101">https://blog.pronus.io/posts/vantagens-e-desvantagens-do-controle-de-versao-distribuido/</text:span></text:a><text:span text:style-name="T101">. Acessado em 19 Out. 2016.</text:span></text:p>
      <text:p text:style-name="P25"/>
      <text:p text:style-name="P25"/>
      <text:p text:style-name="P25"><text:soft-page-break/><text:span text:style-name="T102">[3] </text:span><text:span text:style-name="T100">Gonçalves, Otávio. </text:span><text:span text:style-name="T67">Por que Java?</text:span><text:span text:style-name="T100">. Disponível em: </text:span><text:a xlink:type="simple" xlink:href="http://www.devmedia.com.br/por-que-java/20384"><text:span text:style-name="T100">http://www.devmedia.com.br/por-que-</text:span></text:a><text:a xlink:type="simple" xlink:href="http://www.devmedia.com.br/por-que-java/20384"><text:span text:style-name="T100">java/20384</text:span></text:a><text:span text:style-name="T100">. Acessado em 18 Out. 2016.</text:span></text:p>
      <text:p text:style-name="P33"/>
      <text:p text:style-name="P30"><text:span text:style-name="T201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29"/>
      <text:p text:style-name="P31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29"><text:s/></text:p>
      <text:p text:style-name="P28"><text:span text:style-name="T102">[</text:span><text:span text:style-name="T103">6</text:span><text:span text:style-name="T102">] </text:span><text:span text:style-name="T99">TIOBE. </text:span><text:span text:style-name="T66">TIOBE Index for October 2016</text:span><text:span text:style-name="T99">. Disponível em: </text:span><text:a xlink:type="simple" xlink:href="http://www.tiobe.com/tiobe-index/"><text:span text:style-name="T99">http://www.tiobe.com/tiobe-index/</text:span></text:a><text:span text:style-name="T99">. Acessado em 19 Out. 2016 <text:s/></text:span></text:p>
      <text:p text:style-name="P23"/>
      <text:p text:style-name="P65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6"/>
      <text:p text:style-name="P67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67"/>
      <text:p text:style-name="P68">[9] Santos, Adriano. <text:span text:style-name="T66">MySQL: Quem é você?. </text:span><text:span text:style-name="T171">Disponível em: </text:span><text:a xlink:type="simple" xlink:href="http://www.devmedia.com.br/mysql-quem-e-voce/1752"><text:span text:style-name="T171">http://www.devmedia.com.br/mysql-quem-e-voce/1752</text:span></text:a><text:span text:style-name="T171">. Acessado em 1 Dez 2016.</text:span></text:p>
      <text:p text:style-name="P68"/>
      <text:p text:style-name="P69"><text:span text:style-name="T171">[10] mysql-brasil. </text:span><text:span text:style-name="T66">Recursos e Benefícios do MySQL</text:span><text:span text:style-name="T171">. Disponível em: </text:span><text:a xlink:type="simple" xlink:href="http://docslide.com.br/documents/recursos-e-beneficios-do-mysql.html"><text:span text:style-name="T171">http://docslide.com.br/documents/recursos-e-beneficios-do-mysql.html</text:span></text:a><text:span text:style-name="T171">. Acessado em 1 Dez 2016.</text:span></text:p>
      <text:p text:style-name="P70"/>
      <text:p text:style-name="P70"><text:span text:style-name="T171">[11] iMaster. </text:span><text:span text:style-name="T66">Por que você deveria mudar do Subversion para Git – Parte 01. </text:span><text:span text:style-name="T171">Disponível em: </text:span><text:a xlink:type="simple" xlink:href="http://imasters.com.br/artigo/23356/desenvolvimento/por-que-voce-deveria-mudar-do-subversion-para-git-parte-01?trace=1519021197&amp;source=single"><text:span text:style-name="T171">http://imasters.com.br/artigo/23356/desenvolvimento/por-que-voce-deveria-mudar-do-subversion-para-git-parte-01?trace=1519021197&amp;source=single</text:span></text:a><text:span text:style-name="T171">. Acessado em 1 Dez 2016.</text:span><text:span text:style-name="T66"> </text:span><text:span text:style-name="T171"><text:s/></text:span></text:p>
      <text:p text:style-name="P70"/>
      <text:p text:style-name="P71"><text:span text:style-name="T171">[12] NetBeans. </text:span><text:span text:style-name="T66">Razões principais para trocar para o NetBeans IDE. </text:span><text:span text:style-name="T171">Disponível em: </text:span><text:a xlink:type="simple" xlink:href="https://netbeans.org/switch/why_pt_BR.html"><text:span text:style-name="T171">https://netbeans.org/switch/why_pt_BR.html</text:span></text:a><text:span text:style-name="T171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2H11M38S</meta:editing-duration>
    <meta:editing-cycles>28</meta:editing-cycles>
    <meta:generator>LibreOffice/4.2.8.2$Linux_x86 LibreOffice_project/420m0$Build-2</meta:generator>
    <dc:date>2016-12-14T17:43:48.983942311</dc:date>
    <meta:document-statistic meta:table-count="27" meta:image-count="41" meta:object-count="0" meta:page-count="48" meta:paragraph-count="730" meta:word-count="5390" meta:character-count="34536" meta:non-whitespace-character-count="29778"/>
  </office:meta>
</office:document-meta>
</file>